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7pt" style:font-size-asian="7pt" style:font-size-complex="7pt"/>
    </style:style>
    <style:style style:name="P2" style:family="paragraph" style:parent-style-name="Preformatted_20_Text">
      <style:paragraph-properties fo:break-before="page"/>
      <style:text-properties style:font-name="Ubuntu" fo:font-size="7pt" style:font-size-asian="7pt" style:font-size-complex="7pt"/>
    </style:style>
    <style:style style:name="T1" style:family="text">
      <style:text-properties officeooo:rsid="00072c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====================================================================================================</text:p>
      <text:p text:style-name="P1">====================================================================================================</text:p>
      <text:p text:style-name="P1">===AT TIME= <text:s/>236.25 <text:s text:c="2"/><text:span text:style-name="T1">FLAPS LAND <text:s/></text:span>=======================================================================</text:p>
      <text:p text:style-name="P1">====================================================================================================</text:p>
      <text:p text:style-name="P1">====================================================================================================</text:p>
      <text:p text:style-name="P1">flight control ptch: 0.1716 ratio</text:p>
      <text:p text:style-name="P1">flight control hdng: 0.0028 ratio</text:p>
      <text:p text:style-name="P1">flight control roll: 0.0170 ratio</text:p>
      <text:p text:style-name="P1"/>
      <text:p text:style-name="P1">h <text:s text:c="6"/>: <text:s/>322 m</text:p>
      <text:p text:style-name="P1">rho <text:s text:c="4"/>: 1.1876 kg/cubic meter, density ratio: 0.9694</text:p>
      <text:p text:style-name="P1">vx <text:s text:c="5"/>: <text:s/>27.9</text:p>
      <text:p text:style-name="P1">vy <text:s text:c="5"/>: <text:s/>-1.0</text:p>
      <text:p text:style-name="P1">vz <text:s text:c="5"/>: -10.0</text:p>
      <text:p text:style-name="P1">mach-1 <text:s/>: 339.0 m/s</text:p>
      <text:p text:style-name="P1">airspeed: <text:s/>29.6 m/s</text:p>
      <text:p text:style-name="P1">mach <text:s text:c="3"/>: 0.0874</text:p>
      <text:p text:style-name="P1"/>
      <text:p text:style-name="P1">psi <text:s text:c="4"/>: <text:s/>70.1 deg</text:p>
      <text:p text:style-name="P1">the <text:s text:c="4"/>: <text:s/>-2.2 deg</text:p>
      <text:p text:style-name="P1">phi <text:s text:c="4"/>: <text:s text:c="2"/>1.6 deg</text:p>
      <text:p text:style-name="P1"/>
      <text:p text:style-name="P1">alpha <text:s text:c="2"/>: <text:s/>-0.2 deg (pos nose up)</text:p>
      <text:p text:style-name="P1">beta <text:s text:c="3"/>: <text:s/>-0.2 deg (pos nose right)</text:p>
      <text:p text:style-name="P1"/>
      <text:p text:style-name="P1">P <text:s text:c="6"/>: <text:s text:c="2"/>0.6 deg/second</text:p>
      <text:p text:style-name="P1">Q <text:s text:c="6"/>: <text:s text:c="2"/>0.0 deg/second</text:p>
      <text:p text:style-name="P1">R <text:s text:c="6"/>: <text:s text:c="2"/>0.4 deg/second</text:p>
      <text:p text:style-name="P1"/>
      <text:p text:style-name="P1">tire height above ground <text:s text:c="14"/>: <text:s/>322 m</text:p>
      <text:p text:style-name="P1">resting height of aircraft above ground: <text:s text:c="3"/>0 m</text:p>
      <text:p text:style-name="P1"/>
      <text:p text:style-name="P1">LEFT WING 1 height above ground: <text:s/>323.56 m</text:p>
      <text:p text:style-name="P1"><text:tab/>hgt_in_cords is 421.2524</text:p>
      <text:p text:style-name="P1"><text:tab/>hgt_in_spans is 18.3110</text:p>
      <text:p text:style-name="P1"><text:tab/>setting ground effect cl <text:s text:c="2"/>multiplier to <text:s/>1.0002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RIGT WING 1 height above ground: <text:s/>323.41 m</text:p>
      <text:p text:style-name="P1"><text:tab/>hgt_in_cords is 421.0569</text:p>
      <text:p text:style-name="P1"><text:tab/>hgt_in_spans is 18.3025</text:p>
      <text:p text:style-name="P1"><text:tab/>setting ground effect cl <text:s text:c="2"/>multiplier to <text:s/>1.0002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LEFT WING 2 height above ground: <text:s/>323.92 m</text:p>
      <text:p text:style-name="P1"><text:tab/>hgt_in_cords is 568.2971</text:p>
      <text:p text:style-name="P1"><text:tab/>hgt_in_spans is 18.3310</text:p>
      <text:p text:style-name="P1"><text:tab/>setting ground effect cl <text:s text:c="2"/>multiplier to <text:s/>1.0002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RIGT WING 2 height above ground: <text:s/>323.52 m</text:p>
      <text:p text:style-name="P1"><text:tab/>hgt_in_cords is 567.6080</text:p>
      <text:p text:style-name="P1"><text:tab/>hgt_in_spans is 18.3088</text:p>
      <text:p text:style-name="P1"><text:tab/>setting ground effect cl <text:s text:c="2"/>multiplier to <text:s/>1.0002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LEFT H STAB height above ground: <text:s/>324.02 m</text:p>
      <text:p text:style-name="P1"><text:tab/>hgt_in_cords is 708.7015</text:p>
      <text:p text:style-name="P1"><text:tab/>hgt_in_spans is 96.3176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RIGT H STAB height above ground: <text:s/>323.99 m</text:p>
      <text:p text:style-name="P1"><text:tab/>hgt_in_cords is 708.6309</text:p>
      <text:p text:style-name="P1"><text:tab/>hgt_in_spans is 96.3080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----------------------------------------------------------------------------------------------------</text:p>
      <text:p text:style-name="P1">---RUNNING PROPULSIVE FORCE AND TOTAL MOMENT TOTALS, AIRCRAFT AXIS SYSTEM---------------------------</text:p>
      <text:p text:style-name="P1">----------------------------------------------------------------------------------------------------</text:p>
      <text:p text:style-name="P1">Before all propulsion:</text:p>
      <text:p text:style-name="P1"><text:tab/>f_axil= <text:s text:c="4"/>0.0 N, pos aft, <text:s text:c="3"/>L= <text:s text:c="4"/>0.0 N-m, pos right</text:p>
      <text:p text:style-name="P1"><text:tab/>f_side= <text:s text:c="4"/>0.0 N, pos right, <text:s/>M= <text:s text:c="4"/>0.0 N-m, pos up</text:p>
      <text:p text:style-name="P1"><text:tab/>f_nrml= <text:s text:c="4"/>0.0 N, pos up, <text:s text:c="4"/>N= <text:s text:c="4"/>0.0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1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2.68 m, pos right from CG</text:p>
      <text:p text:style-name="P1"><text:tab/>element y= <text:s text:c="2"/>0.69 m, pos up <text:s text:c="3"/>from CG</text:p>
      <text:p text:style-name="P1"><text:tab/>element z= <text:s text:c="2"/>0.00 m, pos aft <text:s text:c="2"/>from CG</text:p>
      <text:p text:style-name="P1"/>
      <text:p text:style-name="P1"><text:tab/>infinite flow speed is vx of <text:s text:c="2"/>-0.1 vy of <text:s text:c="2"/>-0.1 vz of <text:s text:c="2"/>29.7 m/s in aircraft body coordinates</text:p>
      <text:p text:style-name="P1"><text:tab/>So final speed is vx= <text:s/>-0.1 vy= <text:s/>-0.1 vz= <text:s/>29.7 m/s in the aircraft axis coordinate system</text:p>
      <text:p text:style-name="P1"/>
      <text:p text:style-name="P1"><text:tab/>alpha of the wing plane <text:s text:c="3"/>: <text:s text:c="2"/>-0.3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3.7</text:p>
      <text:p text:style-name="P1"><text:tab/>v for forces <text:s text:c="14"/>: <text:s text:c="2"/>29.7 (based on effective sweep of <text:s text:c="2"/>-1.0 deg)</text:p>
      <text:p text:style-name="P1"/>
      <text:p text:style-name="P1"><text:s text:c="3"/>FLAPS #1: crat= 0.1400, def= <text:s/>50.0 deg: (pos down or extended, neg up)</text:p>
      <text:p text:style-name="P1"><text:tab/>dx_te = 0.9500</text:p>
      <text:p text:style-name="P1"><text:tab/>dy_te = 0.1072</text:p>
      <text:p text:style-name="P1"><text:tab/>al_inc= 5.4323</text:p>
      <text:p text:style-name="P1"><text:tab/>cl inc= 0.3966</text:p>
      <text:p text:style-name="P1"><text:tab/>cd inc= 0.0030</text:p>
      <text:p text:style-name="P1"><text:tab/>cm inc=-0.3966</text:p>
      <text:p text:style-name="P1"><text:tab/>Effective alpha increased <text:s text:c="3"/>5.4 deg by all combined lift-incrementation devices up to final geo alpha of <text:s text:c="3"/>9.1 deg</text:p>
      <text:p text:style-name="P1"/>
      <text:p text:style-name="P1"><text:tab/>AR=31.0561, e= 0.9363, ls_D_ls0= 0.9410, al_D_al0= 0.9601, cl_D_cl0= 0.9801</text:p>
      <text:p text:style-name="P1"/>
      <text:p text:style-name="P1">root lo Reynolds number: <text:tab/>Aircraft/Extra Aircraft/ASG29_B21/airfoils/B21_ASG29 (lo hi Re).afl, coefficient lookup, I have 2 Reynolds numbers available, and am using tables 0 and 1</text:p>
      <text:p text:style-name="P1"><text:tab/>That's the tables for Re= 1.1000 million and Re= 1.4000 million, with flight Re= 1.3301 million</text:p>
      <text:p text:style-name="P1"><text:tab/>alpha airflow= <text:s text:c="2"/>9.1, alpha zero-lift= <text:s/>-0.3, finite wing alpha multiplier= 0.9601, slat alpha divisor= 1.0000, alpha lookup= <text:s text:c="2"/>8.8</text:p>
      <text:p text:style-name="P1"><text:tab/>alpha airflow= <text:s text:c="2"/>9.1, alpha zero-lift= <text:s/>-0.5, finite wing alpha multiplier= 0.9601, slat alpha divisor= 1.0000, alpha lookup= <text:s text:c="2"/>8.8</text:p>
      <text:p text:style-name="P1"><text:tab/>Cl lookups: <text:s/>1.2246 and <text:s/>1.0660, interpolated Cl= 1.1030</text:p>
      <text:p text:style-name="P1"><text:tab/>Cd lookups: <text:s/>0.0078 and <text:s/>0.0085, interpolated Cd= 0.0083</text:p>
      <text:p text:style-name="P1"><text:tab/>Cm lookups: -0.0406 and -0.0406, interpolated Cm=-0.0406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3301 <text:s/>1.3301 |</text:p>
      <text:p text:style-name="P1"><text:tab/> <text:s text:c="19"/>reyno 2 <text:s text:c="4"/>1.3301 <text:s/>1.3301 |======&gt;with flight Re= 1.3301 million</text:p>
      <text:p text:style-name="P1"/>
      <text:p text:style-name="P1"><text:tab/>CL coeff summary: <text:s text:c="2"/>---------- -root --tip</text:p>
      <text:p text:style-name="P1"><text:tab/> <text:s text:c="19"/>reyno 1 <text:s text:c="4"/>1.1030 <text:s/>1.1030 |</text:p>
      <text:p text:style-name="P1"><text:tab/> <text:s text:c="19"/>reyno 2 <text:s text:c="4"/>1.1030 <text:s/>1.1030 |======&gt;resultant cl= 1.1030</text:p>
      <text:p text:style-name="P1"/>
      <text:p text:style-name="P1"><text:tab/>CD coeff summary: <text:s text:c="2"/>---------- -root --tip</text:p>
      <text:p text:style-name="P1"><text:tab/> <text:s text:c="19"/>reyno 1 <text:s text:c="4"/>0.0083 <text:s/>0.0083 |</text:p>
      <text:p text:style-name="P1"><text:tab/> <text:s text:c="19"/>reyno 2 <text:s text:c="4"/>0.0083 <text:s/>0.0083 |======&gt;resultant cd= 0.0083</text:p>
      <text:p text:style-name="P1"/>
      <text:p text:style-name="P1"><text:tab/>CM coeff summary: <text:s text:c="2"/>---------- -root --tip</text:p>
      <text:p text:style-name="P1"><text:tab/> <text:s text:c="19"/>reyno 1 <text:s text:c="3"/>-0.0406 -0.0406 |</text:p>
      <text:p text:style-name="P1"><text:tab/> <text:s text:c="19"/>reyno 2 <text:s text:c="3"/>-0.0406 -0.0406 |======&gt;resultant cm=-0.0406</text:p>
      <text:p text:style-name="P1"/>
      <text:p text:style-name="P1"><text:tab/>adding control-effects cl <text:s text:c="2"/>of <text:s/>0.3966 takes cl to <text:s/>1.4996</text:p>
      <text:p text:style-name="P1"><text:tab/>adding control-effects cd <text:s text:c="2"/>of <text:s/>0.0030 takes cd to <text:s/>0.0113</text:p>
      <text:p text:style-name="P1"><text:tab/>adding control-effects cm <text:s text:c="2"/>of -0.3966 takes cm to -0.4373</text:p>
      <text:p text:style-name="P1"><text:tab/>finite-wing lift multiplier of <text:s/>0.9801 takes cl to <text:s/>1.4697, OLD FLIGHT MODEL, MODDING CONTROL EFFECTS AS WELL. EXPERIMENTAL FLIGHT MODEL WILL PUT THIS BEFORE CONTROL EFFECTS</text:p>
      <text:p text:style-name="P1"><text:tab/>e of <text:s/>0.9363, geometric aspect ratio of 31.0563, effective aspect ratio of 31.0561, gives cdi of <text:s/>0.0238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1.4757* <text:s/>3.5864* sqr( <text:s/>29.7) * <text:s/>1.1876 / 2 <text:s text:c="9"/>= <text:s/>2763.9 N</text:p>
      <text:p text:style-name="P1"><text:tab/>drag= 0.0351* <text:s/>3.5864* sqr( <text:s/>29.7) * <text:s/>1.1876 / 2 <text:s text:c="9"/>= <text:s text:c="3"/>65.8 N</text:p>
      <text:p text:style-name="P1"><text:tab/>momt=-0.4389* <text:s/>3.5864* sqr( <text:s/>29.7) * <text:s/>1.1876 / 2 * <text:s text:c="3"/>0.67= <text:s/>-554.0 N-m</text:p>
      <text:p text:style-name="P1"/>
      <text:p text:style-name="P1">LEFT WING 1:</text:p>
      <text:p text:style-name="P1"/>
      <text:p text:style-name="P1"><text:tab/>x= <text:s/>-2.68 m pos right.</text:p>
      <text:p text:style-name="P1"><text:tab/>y= <text:s text:c="2"/>0.69 m pos up.</text:p>
      <text:p text:style-name="P1"><text:tab/>z= <text:s text:c="2"/>0.00 m pos aft.</text:p>
      <text:p text:style-name="P1"/>
      <text:p text:style-name="P1"><text:tab/>lift_local_path= <text:s/>2763.9 N pos up.</text:p>
      <text:p text:style-name="P1"><text:tab/>drag_local_path= <text:s text:c="3"/>65.8 N pos aft.</text:p>
      <text:p text:style-name="P1"><text:tab/>side_local_path= <text:s text:c="4"/>0.0 N pos right.</text:p>
      <text:p text:style-name="P1"/>
      <text:p text:style-name="P1"><text:tab/>lift vector xyz= 0.0524 <text:s/>0.9986 <text:s/>0.0050</text:p>
      <text:p text:style-name="P1"><text:tab/>drag vector xyz=-0.0040 -0.0048 <text:s/>1.0000</text:p>
      <text:p text:style-name="P1"><text:tab/>side vector xyz= 0.9986 -0.0524 <text:s/>0.003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1</text:p>
      <text:p text:style-name="P1"><text:tab/>f_axil= <text:s text:c="3"/>79.6 N, pos aft, <text:s text:c="3"/>L= <text:s/>7486.1 N-m, pos right</text:p>
      <text:p text:style-name="P1"><text:tab/>f_side= <text:s text:c="2"/>144.6 N, pos right, <text:s/>M= <text:s/>-510.0 N-m, pos up</text:p>
      <text:p text:style-name="P1"><text:tab/>f_nrml= <text:s/>2759.8 N, pos up, <text:s text:c="4"/>N= <text:s/>-242.6 N-m, pos right</text:p>
      <text:p text:style-name="P1">----------------------------------------------------------------------------------------------------</text:p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WING 1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2.68 m, pos right from CG</text:p>
      <text:p text:style-name="P1"><text:tab/>element y= <text:s text:c="2"/>0.69 m, pos up <text:s text:c="3"/>from CG</text:p>
      <text:p text:style-name="P1"><text:tab/>element z= <text:s text:c="2"/>0.00 m, pos aft <text:s text:c="2"/>from CG</text:p>
      <text:p text:style-name="P1"/>
      <text:p text:style-name="P1"><text:tab/>infinite flow speed is vx of <text:s text:c="2"/>-0.1 vy of <text:s text:c="2"/>-0.1 vz of <text:s text:c="2"/>29.6 m/s in aircraft body coordinates</text:p>
      <text:p text:style-name="P1"><text:tab/>So final speed is vx= <text:s/>-0.1 vy= <text:s/>-0.1 vz= <text:s/>29.6 m/s in the aircraft axis coordinate system</text:p>
      <text:p text:style-name="P1"/>
      <text:p text:style-name="P1"><text:tab/>alpha of the wing plane <text:s text:c="3"/>: <text:s text:c="2"/>-0.2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3.8</text:p>
      <text:p text:style-name="P1"><text:tab/>v for forces <text:s text:c="14"/>: <text:s text:c="2"/>29.6 (based on effective sweep of <text:s text:c="3"/>1.0 deg)</text:p>
      <text:p text:style-name="P1"/>
      <text:p text:style-name="P1"><text:s text:c="3"/>FLAPS #1: crat= 0.1400, def= <text:s/>50.0 deg: (pos down or extended, neg up)</text:p>
      <text:p text:style-name="P1"><text:tab/>dx_te = 0.9500</text:p>
      <text:p text:style-name="P1"><text:tab/>dy_te = 0.1072</text:p>
      <text:p text:style-name="P1"><text:tab/>al_inc= 5.4323</text:p>
      <text:p text:style-name="P1"><text:tab/>cl inc= 0.3964</text:p>
      <text:p text:style-name="P1"><text:tab/>cd inc= 0.0030</text:p>
      <text:p text:style-name="P1"><text:tab/>cm inc=-0.3964</text:p>
      <text:p text:style-name="P1"><text:tab/>Effective alpha increased <text:s text:c="3"/>5.4 deg by all combined lift-incrementation devices up to final geo alpha of <text:s text:c="3"/>9.3 deg</text:p>
      <text:p text:style-name="P1"/>
      <text:p text:style-name="P1"><text:tab/>AR=31.0561, e= 0.9363, ls_D_ls0= 0.9410, al_D_al0= 0.9601, cl_D_cl0= 0.9801</text:p>
      <text:p text:style-name="P1"/>
      <text:p text:style-name="P1">root lo Reynolds number: <text:tab/>Aircraft/Extra Aircraft/ASG29_B21/airfoils/B21_ASG29 (lo hi Re).afl, coefficient lookup, I have 2 Reynolds numbers available, and am using tables 0 and 1</text:p>
      <text:p text:style-name="P1"><text:tab/>That's the tables for Re= 1.1000 million and Re= 1.4000 million, with flight Re= 1.3287 million</text:p>
      <text:p text:style-name="P1"><text:tab/>alpha airflow= <text:s text:c="2"/>9.3, alpha zero-lift= <text:s/>-0.3, finite wing alpha multiplier= 0.9601, slat alpha divisor= 1.0000, alpha lookup= <text:s text:c="2"/>8.9</text:p>
      <text:p text:style-name="P1"><text:tab/>alpha airflow= <text:s text:c="2"/>9.3, alpha zero-lift= <text:s/>-0.5, finite wing alpha multiplier= 0.9601, slat alpha divisor= 1.0000, alpha lookup= <text:s text:c="2"/>8.9</text:p>
      <text:p text:style-name="P1"><text:tab/>Cl lookups: <text:s/>1.2408 and <text:s/>1.0779, interpolated Cl= 1.1166</text:p>
      <text:p text:style-name="P1"><text:tab/>Cd lookups: <text:s/>0.0078 and <text:s/>0.0085, interpolated Cd= 0.0083</text:p>
      <text:p text:style-name="P1"><text:tab/>Cm lookups: -0.0406 and -0.0406, interpolated Cm=-0.0406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3287 <text:s/>1.3287 |</text:p>
      <text:p text:style-name="P1"><text:tab/> <text:s text:c="19"/>reyno 2 <text:s text:c="4"/>1.3287 <text:s/>1.3287 |======&gt;with flight Re= 1.3287 million</text:p>
      <text:p text:style-name="P1"/>
      <text:p text:style-name="P1"><text:tab/>CL coeff summary: <text:s text:c="2"/>---------- -root --tip</text:p>
      <text:p text:style-name="P1"><text:tab/> <text:s text:c="19"/>reyno 1 <text:s text:c="4"/>1.1166 <text:s/>1.1166 |</text:p>
      <text:p text:style-name="P1"><text:tab/> <text:s text:c="19"/>reyno 2 <text:s text:c="4"/>1.1166 <text:s/>1.1166 |======&gt;resultant cl= 1.1166</text:p>
      <text:p text:style-name="P1"/>
      <text:p text:style-name="P1"><text:tab/>CD coeff summary: <text:s text:c="2"/>---------- -root --tip</text:p>
      <text:p text:style-name="P1"><text:tab/> <text:s text:c="19"/>reyno 1 <text:s text:c="4"/>0.0083 <text:s/>0.0083 |</text:p>
      <text:p text:style-name="P1"><text:tab/> <text:s text:c="19"/>reyno 2 <text:s text:c="4"/>0.0083 <text:s/>0.0083 |======&gt;resultant cd= 0.0083</text:p>
      <text:p text:style-name="P1"/>
      <text:p text:style-name="P1"><text:tab/>CM coeff summary: <text:s text:c="2"/>---------- -root --tip</text:p>
      <text:p text:style-name="P1"><text:tab/> <text:s text:c="19"/>reyno 1 <text:s text:c="3"/>-0.0406 -0.0406 |</text:p>
      <text:p text:style-name="P1"><text:tab/> <text:s text:c="19"/>reyno 2 <text:s text:c="3"/>-0.0406 -0.0406 |======&gt;resultant cm=-0.0406</text:p>
      <text:p text:style-name="P1"/>
      <text:p text:style-name="P1"><text:tab/>adding control-effects cl <text:s text:c="2"/>of <text:s/>0.3964 takes cl to <text:s/>1.5130</text:p>
      <text:p text:style-name="P1"><text:tab/>adding control-effects cd <text:s text:c="2"/>of <text:s/>0.0030 takes cd to <text:s/>0.0113</text:p>
      <text:p text:style-name="P1"><text:tab/>adding control-effects cm <text:s text:c="2"/>of -0.3964 takes cm to -0.4370</text:p>
      <text:p text:style-name="P1"><text:tab/>finite-wing lift multiplier of <text:s/>0.9801 takes cl to <text:s/>1.4828, OLD FLIGHT MODEL, MODDING CONTROL EFFECTS AS WELL. EXPERIMENTAL FLIGHT MODEL WILL PUT THIS BEFORE CONTROL EFFECTS</text:p>
      <text:p text:style-name="P1"><text:tab/>e of <text:s/>0.9363, geometric aspect ratio of 31.0563, effective aspect ratio of 31.0561, gives cdi of <text:s/>0.0243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1.4889* <text:s/>3.5864* sqr( <text:s/>29.6) * <text:s/>1.1876 / 2 <text:s text:c="9"/>= <text:s/>2782.7 N</text:p>
      <text:p text:style-name="P1"><text:tab/>drag= 0.0356* <text:s/>3.5864* sqr( <text:s/>29.6) * <text:s/>1.1876 / 2 <text:s text:c="9"/>= <text:s text:c="3"/>66.5 N</text:p>
      <text:p text:style-name="P1"><text:tab/>momt=-0.4386* <text:s/>3.5864* sqr( <text:s/>29.6) * <text:s/>1.1876 / 2 * <text:s text:c="3"/>0.67= <text:s/>-552.5 N-m</text:p>
      <text:p text:style-name="P1"/>
      <text:p text:style-name="P1">RIGT WING 1:</text:p>
      <text:p text:style-name="P1"/>
      <text:p text:style-name="P1"><text:tab/>x= <text:s text:c="2"/>2.68 m pos right.</text:p>
      <text:p text:style-name="P1"><text:tab/>y= <text:s text:c="2"/>0.69 m pos up.</text:p>
      <text:p text:style-name="P1"><text:tab/>z= <text:s text:c="2"/>0.00 m pos aft.</text:p>
      <text:p text:style-name="P1"/>
      <text:p text:style-name="P1"><text:tab/>lift_local_path= <text:s/>2782.7 N pos up.</text:p>
      <text:p text:style-name="P1"><text:tab/>drag_local_path= <text:s text:c="3"/>66.5 N pos aft.</text:p>
      <text:p text:style-name="P1"><text:tab/>side_local_path= <text:s text:c="4"/>0.0 N pos right.</text:p>
      <text:p text:style-name="P1"/>
      <text:p text:style-name="P1"><text:tab/>lift vector xyz=-0.0524 <text:s/>0.9986 <text:s/>0.0027</text:p>
      <text:p text:style-name="P1"><text:tab/>drag vector xyz=-0.0040 -0.0029 <text:s/>1.0000</text:p>
      <text:p text:style-name="P1"><text:tab/>side vector xyz= 0.9986 <text:s/>0.0524 <text:s/>0.0041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1</text:p>
      <text:p text:style-name="P1"><text:tab/>f_axil= <text:s text:c="2"/>153.5 N, pos aft, <text:s text:c="3"/>L= <text:s text:c="2"/>-51.6 N-m, pos right</text:p>
      <text:p text:style-name="P1"><text:tab/>f_side= <text:s text:c="3"/>-1.4 N, pos right, <text:s/>M= -1022.5 N-m, pos up</text:p>
      <text:p text:style-name="P1"><text:tab/>f_nrml= <text:s/>5538.4 N, pos up, <text:s text:c="4"/>N= <text:s text:c="2"/>-15.3 N-m, pos right</text:p>
      <text:p text:style-name="P1">----------------------------------------------------------------------------------------------------</text:p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2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7.00 m, pos right from CG</text:p>
      <text:p text:style-name="P1"><text:tab/>element y= <text:s text:c="2"/>0.91 m, pos up <text:s text:c="3"/>from CG</text:p>
      <text:p text:style-name="P1"><text:tab/>element z= <text:s text:c="2"/>0.15 m, pos aft <text:s text:c="2"/>from CG</text:p>
      <text:p text:style-name="P1"/>
      <text:p text:style-name="P1"><text:tab/>infinite flow speed is vx of <text:s text:c="2"/>-0.1 vy of <text:s text:c="2"/>-0.2 vz of <text:s text:c="2"/>29.7 m/s in aircraft body coordinates</text:p>
      <text:p text:style-name="P1"><text:tab/>So final speed is vx= <text:s/>-0.1 vy= <text:s/>-0.2 vz= <text:s/>29.7 m/s in the aircraft axis coordinate system</text:p>
      <text:p text:style-name="P1"/>
      <text:p text:style-name="P1"><text:tab/>alpha of the wing plane <text:s text:c="3"/>: <text:s text:c="2"/>-0.4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3.6</text:p>
      <text:p text:style-name="P1"><text:tab/>v for forces <text:s text:c="14"/>: <text:s text:c="2"/>29.6 (based on effective sweep of <text:s text:c="2"/>-3.4 deg)</text:p>
      <text:p text:style-name="P1"/>
      <text:p text:style-name="P1"><text:s text:c="3"/>AILERON #1: crat= 0.1500, def= <text:s text:c="2"/>0.5 deg: (pos down or extended, neg up)</text:p>
      <text:p text:style-name="P1"><text:tab/>dx_te = 1.0000</text:p>
      <text:p text:style-name="P1"><text:tab/>dy_te = 0.0013</text:p>
      <text:p text:style-name="P1"><text:tab/>al_inc= 0.0613</text:p>
      <text:p text:style-name="P1"><text:tab/>cl inc= 0.0170</text:p>
      <text:p text:style-name="P1"><text:tab/>cd inc= 0.0000</text:p>
      <text:p text:style-name="P1"><text:tab/>cm inc=-0.0115</text:p>
      <text:p text:style-name="P1"><text:tab/>Effective alpha increased <text:s text:c="3"/>0.1 deg by all combined lift-incrementation devices up to final geo alpha of <text:s text:c="3"/>3.7 deg</text:p>
      <text:p text:style-name="P1"/>
      <text:p text:style-name="P1"><text:tab/>AR=31.0561, e= 0.9363, ls_D_ls0= 0.9410, al_D_al0= 0.9601, cl_D_cl0= 0.9801</text:p>
      <text:p text:style-name="P1"/>
      <text:p text:style-name="P1">root lo Reynolds number: Aircraft/Extra Aircraft/ASG29_B21/airfoils/B21_ASG29 (lo hi Re).afl, coefficient lookup, I have 2 Reynolds numbers available, and am using table #0</text:p>
      <text:p text:style-name="P1"><text:tab/>That's the table for Re= 1.1000 million, with flight Re= 0.8431 million</text:p>
      <text:p text:style-name="P1"><text:tab/>alpha airflow= <text:s text:c="2"/>3.7, alpha zero-lift= <text:s/>-0.3, finite wing alpha multiplier= 0.9601, slat alpha divisor= 1.0000, alpha lookup= <text:s text:c="2"/>3.5</text:p>
      <text:p text:style-name="P1"><text:tab/>Cl lookup: <text:s/>0.4985</text:p>
      <text:p text:style-name="P1"><text:tab/>Cd lookup: <text:s/>0.0078</text:p>
      <text:p text:style-name="P1"><text:tab/>Cm lookup: -0.0432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1000 <text:s/>1.1000 |</text:p>
      <text:p text:style-name="P1"><text:tab/> <text:s text:c="19"/>reyno 2 <text:s text:c="4"/>1.1000 <text:s/>1.1000 |======&gt;with flight Re= 0.8431 million</text:p>
      <text:p text:style-name="P1"/>
      <text:p text:style-name="P1"><text:tab/>CL coeff summary: <text:s text:c="2"/>---------- -root --tip</text:p>
      <text:p text:style-name="P1"><text:tab/> <text:s text:c="19"/>reyno 1 <text:s text:c="4"/>0.4985 <text:s/>0.4985 |</text:p>
      <text:p text:style-name="P1"><text:tab/> <text:s text:c="19"/>reyno 2 <text:s text:c="4"/>0.4985 <text:s/>0.4985 |======&gt;resultant cl= 0.4985</text:p>
      <text:p text:style-name="P1"/>
      <text:p text:style-name="P1"><text:tab/>CD coeff summary: <text:s text:c="2"/>---------- -root --tip</text:p>
      <text:p text:style-name="P1"><text:tab/> <text:s text:c="19"/>reyno 1 <text:s text:c="4"/>0.0078 <text:s/>0.0078 |</text:p>
      <text:p text:style-name="P1"><text:tab/> <text:s text:c="19"/>reyno 2 <text:s text:c="4"/>0.0078 <text:s/>0.0078 |======&gt;resultant cd= 0.0078</text:p>
      <text:p text:style-name="P1"/>
      <text:p text:style-name="P1"><text:tab/>CM coeff summary: <text:s text:c="2"/>---------- -root --tip</text:p>
      <text:p text:style-name="P1"><text:tab/> <text:s text:c="19"/>reyno 1 <text:s text:c="3"/>-0.0432 -0.0432 |</text:p>
      <text:p text:style-name="P1"><text:tab/> <text:s text:c="19"/>reyno 2 <text:s text:c="3"/>-0.0432 -0.0432 |======&gt;resultant cm=-0.0432</text:p>
      <text:p text:style-name="P1"/>
      <text:p text:style-name="P1"><text:tab/>adding control-effects cl <text:s text:c="2"/>of <text:s/>0.0170 takes cl to <text:s/>0.5155</text:p>
      <text:p text:style-name="P1"><text:tab/>adding control-effects cd <text:s text:c="2"/>of <text:s/>0.0000 takes cd to <text:s/>0.0079</text:p>
      <text:p text:style-name="P1"><text:tab/>adding control-effects cm <text:s text:c="2"/>of -0.0115 takes cm to -0.0547</text:p>
      <text:p text:style-name="P1"><text:tab/>finite-wing lift multiplier of <text:s/>0.9801 takes cl to <text:s/>0.5052, OLD FLIGHT MODEL, MODDING CONTROL EFFECTS AS WELL. EXPERIMENTAL FLIGHT MODEL WILL PUT THIS BEFORE CONTROL EFFECTS</text:p>
      <text:p text:style-name="P1"><text:tab/>e of <text:s/>0.9363, geometric aspect ratio of 31.0563, effective aspect ratio of 31.0561, gives cdi of <text:s/>0.0028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5073* <text:s/>1.3372* sqr( <text:s/>29.6) * <text:s/>1.1876 / 2 <text:s text:c="9"/>= <text:s text:c="2"/>353.7 N</text:p>
      <text:p text:style-name="P1"><text:tab/>drag= 0.0107* <text:s/>1.3372* sqr( <text:s/>29.6) * <text:s/>1.1876 / 2 <text:s text:c="9"/>= <text:s text:c="4"/>7.4 N</text:p>
      <text:p text:style-name="P1"><text:tab/>momt=-0.0549* <text:s/>1.3372* sqr( <text:s/>29.6) * <text:s/>1.1876 / 2 * <text:s text:c="3"/>0.43= <text:s text:c="2"/>-16.4 N-m</text:p>
      <text:p text:style-name="P1"/>
      <text:p text:style-name="P1">LEFT WING 2:</text:p>
      <text:p text:style-name="P1"/>
      <text:p text:style-name="P1"><text:tab/>x= <text:s/>-7.00 m pos right.</text:p>
      <text:p text:style-name="P1"><text:tab/>y= <text:s text:c="2"/>0.91 m pos up.</text:p>
      <text:p text:style-name="P1"><text:tab/>z= <text:s text:c="2"/>0.15 m pos aft.</text:p>
      <text:p text:style-name="P1"/>
      <text:p text:style-name="P1"><text:tab/>lift_local_path= <text:s text:c="2"/>353.7 N pos up.</text:p>
      <text:p text:style-name="P1"><text:tab/>drag_local_path= <text:s text:c="4"/>7.4 N pos aft.</text:p>
      <text:p text:style-name="P1"><text:tab/>side_local_path= <text:s text:c="4"/>0.0 N pos right.</text:p>
      <text:p text:style-name="P1"/>
      <text:p text:style-name="P1"><text:tab/>lift vector xyz= 0.0527 <text:s/>0.9986 <text:s/>0.0065</text:p>
      <text:p text:style-name="P1"><text:tab/>drag vector xyz=-0.0040 -0.0063 <text:s/>1.0000</text:p>
      <text:p text:style-name="P1"><text:tab/>side vector xyz= 0.9986 -0.0527 <text:s/>0.003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2</text:p>
      <text:p text:style-name="P1"><text:tab/>f_axil= <text:s text:c="2"/>163.3 N, pos aft, <text:s text:c="3"/>L= <text:s/>2437.4 N-m, pos right</text:p>
      <text:p text:style-name="P1"><text:tab/>f_side= <text:s text:c="3"/>17.2 N, pos right, <text:s/>M= -1082.7 N-m, pos up</text:p>
      <text:p text:style-name="P1"><text:tab/>f_nrml= <text:s/>5891.6 N, pos up, <text:s text:c="4"/>N= <text:s text:c="2"/>-87.1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WING 2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7.00 m, pos right from CG</text:p>
      <text:p text:style-name="P1"><text:tab/>element y= <text:s text:c="2"/>0.91 m, pos up <text:s text:c="3"/>from CG</text:p>
      <text:p text:style-name="P1"><text:tab/>element z= <text:s text:c="2"/>0.15 m, pos aft <text:s text:c="2"/>from CG</text:p>
      <text:p text:style-name="P1"/>
      <text:p text:style-name="P1"><text:tab/>infinite flow speed is vx of <text:s text:c="2"/>-0.1 vy of <text:s text:c="2"/>-0.0 vz of <text:s text:c="2"/>29.6 m/s in aircraft body coordinates</text:p>
      <text:p text:style-name="P1"><text:tab/>So final speed is vx= <text:s/>-0.1 vy= <text:s/>-0.0 vz= <text:s/>29.6 m/s in the aircraft axis coordinate system</text:p>
      <text:p text:style-name="P1"/>
      <text:p text:style-name="P1"><text:tab/>alpha of the wing plane <text:s text:c="3"/>: <text:s text:c="2"/>-0.1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3.9</text:p>
      <text:p text:style-name="P1"><text:tab/>v for forces <text:s text:c="14"/>: <text:s text:c="2"/>29.6 (based on effective sweep of <text:s text:c="3"/>3.4 deg)</text:p>
      <text:p text:style-name="P1"/>
      <text:p text:style-name="P1"/>
      <text:p text:style-name="P1"><text:s text:c="3"/>AILERON #1: crat= 0.1500, def= <text:s/>-0.5 deg: (pos down or extended, neg up)</text:p>
      <text:p text:style-name="P1"><text:tab/>dx_te = 1.0000</text:p>
      <text:p text:style-name="P1"><text:tab/>dy_te =-0.0013</text:p>
      <text:p text:style-name="P1"><text:tab/>al_inc=-0.0613</text:p>
      <text:p text:style-name="P1"><text:tab/>cl inc=-0.0170</text:p>
      <text:p text:style-name="P1"><text:tab/>cd inc= 0.0000</text:p>
      <text:p text:style-name="P1"><text:tab/>cm inc= 0.0115</text:p>
      <text:p text:style-name="P1"><text:tab/>Effective alpha increased <text:s text:c="2"/>-0.1 deg by all combined lift-incrementation devices up to final geo alpha of <text:s text:c="3"/>3.9 deg</text:p>
      <text:p text:style-name="P1"/>
      <text:p text:style-name="P1"/>
      <text:p text:style-name="P1"><text:tab/>AR=31.0561, e= 0.9363, ls_D_ls0= 0.9410, al_D_al0= 0.9601, cl_D_cl0= 0.9801</text:p>
      <text:p text:style-name="P1"/>
      <text:p text:style-name="P1">root lo Reynolds number: Aircraft/Extra Aircraft/ASG29_B21/airfoils/B21_ASG29 (lo hi Re).afl, coefficient lookup, I have 2 Reynolds numbers available, and am using table #0</text:p>
      <text:p text:style-name="P1"><text:tab/>That's the table for Re= 1.1000 million, with flight Re= 0.8408 million</text:p>
      <text:p text:style-name="P1"><text:tab/>alpha airflow= <text:s text:c="2"/>3.9, alpha zero-lift= <text:s/>-0.3, finite wing alpha multiplier= 0.9601, slat alpha divisor= 1.0000, alpha lookup= <text:s text:c="2"/>3.7</text:p>
      <text:p text:style-name="P1"><text:tab/>Cl lookup: <text:s/>0.5221</text:p>
      <text:p text:style-name="P1"><text:tab/>Cd lookup: <text:s/>0.0078</text:p>
      <text:p text:style-name="P1"><text:tab/>Cm lookup: -0.0431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1000 <text:s/>1.1000 |</text:p>
      <text:p text:style-name="P1"><text:tab/> <text:s text:c="19"/>reyno 2 <text:s text:c="4"/>1.1000 <text:s/>1.1000 |======&gt;with flight Re= 0.8408 million</text:p>
      <text:p text:style-name="P1"/>
      <text:p text:style-name="P1"><text:tab/>CL coeff summary: <text:s text:c="2"/>---------- -root --tip</text:p>
      <text:p text:style-name="P1"><text:tab/> <text:s text:c="19"/>reyno 1 <text:s text:c="4"/>0.5221 <text:s/>0.5221 |</text:p>
      <text:p text:style-name="P1"><text:tab/> <text:s text:c="19"/>reyno 2 <text:s text:c="4"/>0.5221 <text:s/>0.5221 |======&gt;resultant cl= 0.5221</text:p>
      <text:p text:style-name="P1"/>
      <text:p text:style-name="P1"><text:tab/>CD coeff summary: <text:s text:c="2"/>---------- -root --tip</text:p>
      <text:p text:style-name="P1"><text:tab/> <text:s text:c="19"/>reyno 1 <text:s text:c="4"/>0.0078 <text:s/>0.0078 |</text:p>
      <text:p text:style-name="P1"><text:tab/> <text:s text:c="19"/>reyno 2 <text:s text:c="4"/>0.0078 <text:s/>0.0078 |======&gt;resultant cd= 0.0078</text:p>
      <text:p text:style-name="P1"/>
      <text:p text:style-name="P1"><text:tab/>CM coeff summary: <text:s text:c="2"/>---------- -root --tip</text:p>
      <text:p text:style-name="P1"><text:tab/> <text:s text:c="19"/>reyno 1 <text:s text:c="3"/>-0.0431 -0.0431 |</text:p>
      <text:p text:style-name="P1"><text:tab/> <text:s text:c="19"/>reyno 2 <text:s text:c="3"/>-0.0431 -0.0431 |======&gt;resultant cm=-0.0431</text:p>
      <text:p text:style-name="P1"/>
      <text:p text:style-name="P1"><text:tab/>adding control-effects cl <text:s text:c="2"/>of -0.0170 takes cl to <text:s/>0.5051</text:p>
      <text:p text:style-name="P1"><text:tab/>adding control-effects cd <text:s text:c="2"/>of <text:s/>0.0000 takes cd to <text:s/>0.0078</text:p>
      <text:p text:style-name="P1"><text:tab/>adding control-effects cm <text:s text:c="2"/>of <text:s/>0.0115 takes cm to -0.0317</text:p>
      <text:p text:style-name="P1"><text:tab/>finite-wing lift multiplier of <text:s/>0.9801 takes cl to <text:s/>0.4950, OLD FLIGHT MODEL, MODDING CONTROL EFFECTS AS WELL. EXPERIMENTAL FLIGHT MODEL WILL PUT THIS BEFORE CONTROL EFFECTS</text:p>
      <text:p text:style-name="P1"><text:tab/>e of <text:s/>0.9363, geometric aspect ratio of 31.0563, effective aspect ratio of 31.0561, gives cdi of <text:s/>0.0027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4970* <text:s/>1.3372* sqr( <text:s/>29.6) * <text:s/>1.1876 / 2 <text:s text:c="9"/>= <text:s text:c="2"/>344.7 N</text:p>
      <text:p text:style-name="P1"><text:tab/>drag= 0.0105* <text:s/>1.3372* sqr( <text:s/>29.6) * <text:s/>1.1876 / 2 <text:s text:c="9"/>= <text:s text:c="4"/>7.3 N</text:p>
      <text:p text:style-name="P1"><text:tab/>momt=-0.0318* <text:s/>1.3372* sqr( <text:s/>29.6) * <text:s/>1.1876 / 2 * <text:s text:c="3"/>0.43= <text:s text:c="3"/>-9.4 N-m</text:p>
      <text:p text:style-name="P1"/>
      <text:p text:style-name="P1">RIGT WING 2:</text:p>
      <text:p text:style-name="P1"/>
      <text:p text:style-name="P1"><text:tab/>x= <text:s text:c="2"/>7.00 m pos right.</text:p>
      <text:p text:style-name="P1"><text:tab/>y= <text:s text:c="2"/>0.91 m pos up.</text:p>
      <text:p text:style-name="P1"><text:tab/>z= <text:s text:c="2"/>0.15 m pos aft.</text:p>
      <text:p text:style-name="P1"/>
      <text:p text:style-name="P1"><text:tab/>lift_local_path= <text:s text:c="2"/>344.7 N pos up.</text:p>
      <text:p text:style-name="P1"><text:tab/>drag_local_path= <text:s text:c="4"/>7.3 N pos aft.</text:p>
      <text:p text:style-name="P1"><text:tab/>side_local_path= <text:s text:c="4"/>0.0 N pos right.</text:p>
      <text:p text:style-name="P1"/>
      <text:p text:style-name="P1"><text:tab/>lift vector xyz=-0.0524 <text:s/>0.9986 <text:s/>0.0011</text:p>
      <text:p text:style-name="P1"><text:tab/>drag vector xyz=-0.0040 -0.0013 <text:s/>1.0000</text:p>
      <text:p text:style-name="P1"><text:tab/>side vector xyz= 0.9986 <text:s/>0.0524 <text:s/>0.0041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2</text:p>
      <text:p text:style-name="P1"><text:tab/>f_axil= <text:s text:c="2"/>171.0 N, pos aft, <text:s text:c="3"/>L= <text:s text:c="3"/>11.4 N-m, pos right</text:p>
      <text:p text:style-name="P1"><text:tab/>f_side= <text:s text:c="3"/>-0.9 N, pos right, <text:s/>M= -1136.6 N-m, pos up</text:p>
      <text:p text:style-name="P1"><text:tab/>f_nrml= <text:s/>6235.8 N, pos up, <text:s text:c="4"/>N= <text:s text:c="2"/>-30.1 N-m, pos right</text:p>
      <text:p text:style-name="P1">----------------------------------------------------------------------------------------------------</text:p>
      <text:p text:style-name="P1"/>
      <text:p text:style-name="P1"><text:soft-page-break/>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3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8.68 m, pos right from CG</text:p>
      <text:p text:style-name="P1"><text:tab/>element y= <text:s text:c="2"/>1.12 m, pos up <text:s text:c="3"/>from CG</text:p>
      <text:p text:style-name="P1"><text:tab/>element z= <text:s text:c="2"/>0.30 m, pos aft <text:s text:c="2"/>from CG</text:p>
      <text:p text:style-name="P1"/>
      <text:p text:style-name="P1"><text:tab/>infinite flow speed is vx of <text:s text:c="2"/>-0.1 vy of <text:s text:c="2"/>-0.2 vz of <text:s text:c="2"/>29.7 m/s in aircraft body coordinates</text:p>
      <text:p text:style-name="P1"><text:tab/>So final speed is vx= <text:s/>-0.1 vy= <text:s/>-0.2 vz= <text:s/>29.7 m/s in the aircraft axis coordinate system</text:p>
      <text:p text:style-name="P1"/>
      <text:p text:style-name="P1"><text:tab/>alpha of the wing plane <text:s text:c="3"/>: <text:s text:c="2"/>-0.3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2"/>-0.3</text:p>
      <text:p text:style-name="P1"><text:tab/>v for forces <text:s text:c="14"/>: <text:s text:c="2"/>27.6 (based on effective sweep of <text:s/>-22.0 deg)</text:p>
      <text:p text:style-name="P1"/>
      <text:p text:style-name="P1"/>
      <text:p text:style-name="P1"><text:tab/>AR=31.0108, e= 0.9363, ls_D_ls0= 0.9409, al_D_al0= 0.9601, cl_D_cl0= 0.9800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3645 million</text:p>
      <text:p text:style-name="P1"><text:tab/>alpha airflow= <text:s/>-0.3, alpha zero-lift= <text:s/>-0.0, finite wing alpha multiplier= 0.9601, slat alpha divisor= 1.0000, alpha lookup= <text:s/>-0.3</text:p>
      <text:p text:style-name="P1"><text:tab/>Cl lookup: -0.0333</text:p>
      <text:p text:style-name="P1"><text:tab/>Cd lookup: <text:s/>0.0010</text:p>
      <text:p text:style-name="P1"><text:tab/>Cm lookup: <text:s/>0.0000</text:p>
      <text:p text:style-name="P1"/>
      <text:p text:style-name="P1"><text:tab/>element 1 of 2, center at <text:s/>25%, which is <text:s/>2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3645 million</text:p>
      <text:p text:style-name="P1"/>
      <text:p text:style-name="P1"><text:tab/>CL coeff summary: <text:s text:c="2"/>---------- -root --tip</text:p>
      <text:p text:style-name="P1"><text:tab/> <text:s text:c="19"/>reyno 1 <text:s text:c="3"/>-0.0333 -0.0333 |</text:p>
      <text:p text:style-name="P1"><text:tab/> <text:s text:c="19"/>reyno 2 <text:s text:c="3"/>-0.0333 -0.0333 |======&gt;resultant cl=-0.0333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0 takes cl to -0.0326, OLD FLIGHT MODEL, MODDING CONTROL EFFECTS AS WELL. EXPERIMENTAL FLIGHT MODEL WILL PUT THIS BEFORE CONTROL EFFECTS</text:p>
      <text:p text:style-name="P1"><text:tab/>e of <text:s/>0.9363, geometric aspect ratio of 31.0563, effective aspect ratio of 31.0108, gives cdi of <text:s/>0.0000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-0.0328* <text:s/>0.0502* sqr( <text:s/>27.6) * <text:s/>1.1876 / 2 <text:s text:c="9"/>= <text:s text:c="3"/>-0.7 N</text:p>
      <text:p text:style-name="P1"><text:tab/>drag= 0.0010* <text:s/>0.0502* sqr( <text:s/>27.6) * <text:s/>1.1876 / 2 <text:s text:c="9"/>= <text:s text:c="4"/>0.0 N</text:p>
      <text:p text:style-name="P1"><text:tab/>momt= 0.0000* <text:s/>0.0502* sqr( <text:s/>27.6) * <text:s/>1.1876 / 2 * <text:s text:c="3"/>0.20= <text:s text:c="4"/>0.0 N-m</text:p>
      <text:p text:style-name="P1"/>
      <text:p text:style-name="P1">LEFT WING 3:</text:p>
      <text:p text:style-name="P1"/>
      <text:p text:style-name="P1"><text:tab/>x= <text:s/>-8.68 m pos right.</text:p>
      <text:p text:style-name="P1"><text:tab/>y= <text:s text:c="2"/>1.12 m pos up.</text:p>
      <text:p text:style-name="P1"><text:tab/>z= <text:s text:c="2"/>0.30 m pos aft.</text:p>
      <text:p text:style-name="P1"/>
      <text:p text:style-name="P1"><text:tab/>lift_local_path= <text:s text:c="3"/>-0.7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 0.9708 <text:s/>0.2397 <text:s/>0.0056</text:p>
      <text:p text:style-name="P1"><text:tab/>drag vector xyz=-0.0041 -0.0069 <text:s/>1.0000</text:p>
      <text:p text:style-name="P1"><text:tab/>side vector xyz= 0.2397 -0.9708 -0.005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3</text:p>
      <text:p text:style-name="P1"><text:tab/>f_axil= <text:s text:c="2"/>171.0 N, pos aft, <text:s text:c="3"/>L= <text:s text:c="4"/>9.1 N-m, pos right</text:p>
      <text:p text:style-name="P1"><text:tab/>f_side= <text:s text:c="3"/>-1.6 N, pos right, <text:s/>M= -1136.5 N-m, pos up</text:p>
      <text:p text:style-name="P1"><text:tab/>f_nrml= <text:s/>6235.6 N, pos up, <text:s text:c="4"/>N= <text:s text:c="2"/>-30.0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3 ELEMENT # 1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8.74 m, pos right from CG</text:p>
      <text:p text:style-name="P1"><text:tab/>element y= <text:s text:c="2"/>1.37 m, pos up <text:s text:c="3"/>from CG</text:p>
      <text:p text:style-name="P1"><text:tab/>element z= <text:s text:c="2"/>0.40 m, pos aft <text:s text:c="2"/>from CG</text:p>
      <text:p text:style-name="P1"/>
      <text:p text:style-name="P1"><text:tab/>infinite flow speed is vx of <text:s text:c="2"/>-0.1 vy of <text:s text:c="2"/>-0.2 vz of <text:s text:c="2"/>29.7 m/s in aircraft body coordinates</text:p>
      <text:p text:style-name="P1"><text:tab/>So final speed is vx= <text:s/>-0.1 vy= <text:s/>-0.2 vz= <text:s/>29.7 m/s in the aircraft axis coordinate system</text:p>
      <text:p text:style-name="P1"/>
      <text:p text:style-name="P1"><text:tab/>alpha of the wing plane <text:s text:c="3"/>: <text:s text:c="2"/>-0.4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2"/>-0.4</text:p>
      <text:p text:style-name="P1"><text:tab/>v for forces <text:s text:c="14"/>: <text:s text:c="2"/>27.6 (based on effective sweep of <text:s/>-22.0 deg)</text:p>
      <text:p text:style-name="P1"/>
      <text:p text:style-name="P1"/>
      <text:p text:style-name="P1"><text:tab/>AR=31.0108, e= 0.9363, ls_D_ls0= 0.9409, al_D_al0= 0.9601, cl_D_cl0= 0.9800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2728 million</text:p>
      <text:p text:style-name="P1"><text:tab/>alpha airflow= <text:s/>-0.4, alpha zero-lift= <text:s/>-0.0, finite wing alpha multiplier= 0.9601, slat alpha divisor= 1.0000, alpha lookup= <text:s/>-0.3</text:p>
      <text:p text:style-name="P1"><text:tab/>Cl lookup: -0.0337</text:p>
      <text:p text:style-name="P1"><text:tab/>Cd lookup: <text:s/>0.0010</text:p>
      <text:p text:style-name="P1"><text:tab/>Cm lookup: <text:s/>0.0000</text:p>
      <text:p text:style-name="P1"/>
      <text:p text:style-name="P1"><text:tab/>element 2 of 2, center at <text:s/>75%, which is <text:s/>7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2728 million</text:p>
      <text:p text:style-name="P1"/>
      <text:p text:style-name="P1"><text:tab/>CL coeff summary: <text:s text:c="2"/>---------- -root --tip</text:p>
      <text:p text:style-name="P1"><text:tab/> <text:s text:c="19"/>reyno 1 <text:s text:c="3"/>-0.0337 -0.0337 |</text:p>
      <text:p text:style-name="P1"><text:tab/> <text:s text:c="19"/>reyno 2 <text:s text:c="3"/>-0.0337 -0.0337 |======&gt;resultant cl=-0.0337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0 takes cl to -0.0330, OLD FLIGHT MODEL, MODDING CONTROL EFFECTS AS WELL. EXPERIMENTAL FLIGHT MODEL WILL PUT THIS BEFORE CONTROL EFFECTS</text:p>
      <text:p text:style-name="P1"><text:tab/>e of <text:s/>0.9363, geometric aspect ratio of 31.0563, effective aspect ratio of 31.0108, gives cdi of <text:s/>0.0000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-0.0331* <text:s/>0.0374* sqr( <text:s/>27.6) * <text:s/>1.1876 / 2 <text:s text:c="9"/>= <text:s text:c="3"/>-0.6 N</text:p>
      <text:p text:style-name="P1"><text:tab/>drag= 0.0010* <text:s/>0.0374* sqr( <text:s/>27.6) * <text:s/>1.1876 / 2 <text:s text:c="9"/>= <text:s text:c="4"/>0.0 N</text:p>
      <text:p text:style-name="P1"><text:tab/>momt= 0.0000* <text:s/>0.0374* sqr( <text:s/>27.6) * <text:s/>1.1876 / 2 * <text:s text:c="3"/>0.15= <text:s text:c="4"/>0.0 N-m</text:p>
      <text:p text:style-name="P1"/>
      <text:p text:style-name="P1">LEFT WING 3:</text:p>
      <text:p text:style-name="P1"/>
      <text:p text:style-name="P1"><text:tab/>x= <text:s/>-8.74 m pos right.</text:p>
      <text:p text:style-name="P1"><text:tab/>y= <text:s text:c="2"/>1.37 m pos up.</text:p>
      <text:p text:style-name="P1"><text:tab/>z= <text:s text:c="2"/>0.40 m pos aft.</text:p>
      <text:p text:style-name="P1"/>
      <text:p text:style-name="P1"><text:tab/>lift_local_path= <text:s text:c="3"/>-0.6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 0.9708 <text:s/>0.2397 <text:s/>0.0057</text:p>
      <text:p text:style-name="P1"><text:tab/>drag vector xyz=-0.0041 -0.0069 <text:s/>1.0000</text:p>
      <text:p text:style-name="P1"><text:tab/>side vector xyz= 0.2397 -0.9708 -0.005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3</text:p>
      <text:p text:style-name="P1"><text:tab/>f_axil= <text:s text:c="2"/>171.0 N, pos aft, <text:s text:c="3"/>L= <text:s text:c="4"/>7.1 N-m, pos right</text:p>
      <text:p text:style-name="P1"><text:tab/>f_side= <text:s text:c="3"/>-2.1 N, pos right, <text:s/>M= -1136.5 N-m, pos up</text:p>
      <text:p text:style-name="P1"><text:tab/>f_nrml= <text:s/>6235.4 N, pos up, <text:s text:c="4"/>N= <text:s text:c="2"/>-29.9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WING 3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8.68 m, pos right from CG</text:p>
      <text:p text:style-name="P1"><text:tab/>element y= <text:s text:c="2"/>1.12 m, pos up <text:s text:c="3"/>from CG</text:p>
      <text:p text:style-name="P1"><text:tab/>element z= <text:s text:c="2"/>0.30 m, pos aft <text:s text:c="2"/>from CG</text:p>
      <text:p text:style-name="P1"/>
      <text:p text:style-name="P1"><text:tab/>infinite flow speed is vx of <text:s text:c="2"/>-0.1 vy of <text:s text:c="2"/>-0.0 vz of <text:s text:c="2"/>29.6 m/s in aircraft body coordinates</text:p>
      <text:p text:style-name="P1"><text:tab/>So final speed is vx= <text:s/>-0.1 vy= <text:s/>-0.0 vz= <text:s/>29.6 m/s in the aircraft axis coordinate system</text:p>
      <text:p text:style-name="P1"/>
      <text:p text:style-name="P1"><text:tab/>alpha of the wing plane <text:s text:c="3"/>: <text:s text:c="3"/>0.2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3"/>0.2</text:p>
      <text:p text:style-name="P1"><text:tab/>v for forces <text:s text:c="14"/>: <text:s text:c="2"/>27.5 (based on effective sweep of <text:s text:c="2"/>22.0 deg)</text:p>
      <text:p text:style-name="P1"/>
      <text:p text:style-name="P1"/>
      <text:p text:style-name="P1"><text:tab/>AR=30.9875, e= 0.9363, ls_D_ls0= 0.9409, al_D_al0= 0.9600, cl_D_cl0= 0.9800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3625 million</text:p>
      <text:p text:style-name="P1"><text:tab/>alpha airflow= <text:s text:c="2"/>0.2, alpha zero-lift= <text:s/>-0.0, finite wing alpha multiplier= 0.9600, slat alpha divisor= 1.0000, alpha lookup= <text:s text:c="2"/>0.2</text:p>
      <text:p text:style-name="P1"><text:tab/>Cl lookup: <text:s/>0.0225</text:p>
      <text:p text:style-name="P1"><text:tab/>Cd lookup: <text:s/>0.0010</text:p>
      <text:p text:style-name="P1"><text:tab/>Cm lookup: <text:s/>0.0000</text:p>
      <text:p text:style-name="P1"/>
      <text:p text:style-name="P1"><text:tab/>element 1 of 2, center at <text:s/>25%, which is <text:s/>2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3625 million</text:p>
      <text:p text:style-name="P1"/>
      <text:p text:style-name="P1"><text:tab/>CL coeff summary: <text:s text:c="2"/>---------- -root --tip</text:p>
      <text:p text:style-name="P1"><text:tab/> <text:s text:c="19"/>reyno 1 <text:s text:c="4"/>0.0225 <text:s/>0.0225 |</text:p>
      <text:p text:style-name="P1"><text:tab/> <text:s text:c="19"/>reyno 2 <text:s text:c="4"/>0.0225 <text:s/>0.0225 |======&gt;resultant cl= 0.0225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0 takes cl to <text:s/>0.0220, OLD FLIGHT MODEL, MODDING CONTROL EFFECTS AS WELL. EXPERIMENTAL FLIGHT MODEL WILL PUT THIS BEFORE CONTROL EFFECTS</text:p>
      <text:p text:style-name="P1"><text:tab/>e of <text:s/>0.9363, geometric aspect ratio of 31.0563, effective aspect ratio of 30.9875, gives cdi of <text:s/>0.0000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0221* <text:s/>0.0502* sqr( <text:s/>27.5) * <text:s/>1.1876 / 2 <text:s text:c="9"/>= <text:s text:c="4"/>0.5 N</text:p>
      <text:p text:style-name="P1"><text:tab/>drag= 0.0010* <text:s/>0.0502* sqr( <text:s/>27.5) * <text:s/>1.1876 / 2 <text:s text:c="9"/>= <text:s text:c="4"/>0.0 N</text:p>
      <text:p text:style-name="P1"><text:tab/>momt= 0.0000* <text:s/>0.0502* sqr( <text:s/>27.5) * <text:s/>1.1876 / 2 * <text:s text:c="3"/>0.20= <text:s text:c="4"/>0.0 N-m</text:p>
      <text:p text:style-name="P1"/>
      <text:p text:style-name="P1">RIGT WING 3:</text:p>
      <text:p text:style-name="P1"/>
      <text:p text:style-name="P1"><text:tab/>x= <text:s text:c="2"/>8.68 m pos right.</text:p>
      <text:p text:style-name="P1"><text:tab/>y= <text:s text:c="2"/>1.12 m pos up.</text:p>
      <text:p text:style-name="P1"><text:tab/>z= <text:s text:c="2"/>0.30 m pos aft.</text:p>
      <text:p text:style-name="P1"/>
      <text:p text:style-name="P1"><text:tab/>lift_local_path= <text:s text:c="4"/>0.5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-0.9699 <text:s/>0.2434 -0.0038</text:p>
      <text:p text:style-name="P1"><text:tab/>drag vector xyz=-0.0041 -0.0007 <text:s/>1.0000</text:p>
      <text:p text:style-name="P1"><text:tab/>side vector xyz= 0.2434 <text:s/>0.9699 <text:s/>0.001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3</text:p>
      <text:p text:style-name="P1"><text:tab/>f_axil= <text:s text:c="2"/>171.0 N, pos aft, <text:s text:c="3"/>L= <text:s text:c="4"/>5.6 N-m, pos right</text:p>
      <text:p text:style-name="P1"><text:tab/>f_side= <text:s text:c="3"/>-2.6 N, pos right, <text:s/>M= -1136.5 N-m, pos up</text:p>
      <text:p text:style-name="P1"><text:tab/>f_nrml= <text:s/>6235.6 N, pos up, <text:s text:c="4"/>N= <text:s text:c="2"/>-29.6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WING 3 ELEMENT # 1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8.74 m, pos right from CG</text:p>
      <text:p text:style-name="P1"><text:tab/>element y= <text:s text:c="2"/>1.37 m, pos up <text:s text:c="3"/>from CG</text:p>
      <text:p text:style-name="P1"><text:tab/>element z= <text:s text:c="2"/>0.40 m, pos aft <text:s text:c="2"/>from CG</text:p>
      <text:p text:style-name="P1"/>
      <text:p text:style-name="P1"><text:tab/>infinite flow speed is vx of <text:s text:c="2"/>-0.1 vy of <text:s text:c="2"/>-0.0 vz of <text:s text:c="2"/>29.6 m/s in aircraft body coordinates</text:p>
      <text:p text:style-name="P1"><text:tab/>So final speed is vx= <text:s/>-0.1 vy= <text:s/>-0.0 vz= <text:s/>29.6 m/s in the aircraft axis coordinate system</text:p>
      <text:p text:style-name="P1"/>
      <text:p text:style-name="P1"><text:tab/>alpha of the wing plane <text:s text:c="3"/>: <text:s text:c="3"/>0.2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3"/>0.2</text:p>
      <text:p text:style-name="P1"><text:tab/>v for forces <text:s text:c="14"/>: <text:s text:c="2"/>27.5 (based on effective sweep of <text:s text:c="2"/>22.0 deg)</text:p>
      <text:p text:style-name="P1"/>
      <text:p text:style-name="P1"/>
      <text:p text:style-name="P1"><text:tab/>AR=30.9875, e= 0.9363, ls_D_ls0= 0.9409, al_D_al0= 0.9600, cl_D_cl0= 0.9800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2713 million</text:p>
      <text:p text:style-name="P1"><text:tab/>alpha airflow= <text:s text:c="2"/>0.2, alpha zero-lift= <text:s/>-0.0, finite wing alpha multiplier= 0.9600, slat alpha divisor= 1.0000, alpha lookup= <text:s text:c="2"/>0.2</text:p>
      <text:p text:style-name="P1"><text:tab/>Cl lookup: <text:s/>0.0229</text:p>
      <text:p text:style-name="P1"><text:tab/>Cd lookup: <text:s/>0.0010</text:p>
      <text:p text:style-name="P1"><text:tab/>Cm lookup: <text:s/>0.0000</text:p>
      <text:p text:style-name="P1"/>
      <text:p text:style-name="P1"><text:tab/>element 2 of 2, center at <text:s/>75%, which is <text:s/>7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2713 million</text:p>
      <text:p text:style-name="P1"/>
      <text:p text:style-name="P1"><text:tab/>CL coeff summary: <text:s text:c="2"/>---------- -root --tip</text:p>
      <text:p text:style-name="P1"><text:tab/> <text:s text:c="19"/>reyno 1 <text:s text:c="4"/>0.0229 <text:s/>0.0229 |</text:p>
      <text:p text:style-name="P1"><text:tab/> <text:s text:c="19"/>reyno 2 <text:s text:c="4"/>0.0229 <text:s/>0.0229 |======&gt;resultant cl= 0.0229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0 takes cl to <text:s/>0.0225, OLD FLIGHT MODEL, MODDING CONTROL EFFECTS AS WELL. EXPERIMENTAL FLIGHT MODEL WILL PUT THIS BEFORE CONTROL EFFECTS</text:p>
      <text:p text:style-name="P1"><text:tab/>e of <text:s/>0.9363, geometric aspect ratio of 31.0563, effective aspect ratio of 30.9875, gives cdi of <text:s/>0.0000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0225* <text:s/>0.0374* sqr( <text:s/>27.5) * <text:s/>1.1876 / 2 <text:s text:c="9"/>= <text:s text:c="4"/>0.4 N</text:p>
      <text:p text:style-name="P1"><text:tab/>drag= 0.0010* <text:s/>0.0374* sqr( <text:s/>27.5) * <text:s/>1.1876 / 2 <text:s text:c="9"/>= <text:s text:c="4"/>0.0 N</text:p>
      <text:p text:style-name="P1"><text:tab/>momt= 0.0000* <text:s/>0.0374* sqr( <text:s/>27.5) * <text:s/>1.1876 / 2 * <text:s text:c="3"/>0.15= <text:s text:c="4"/>0.0 N-m</text:p>
      <text:p text:style-name="P1"/>
      <text:p text:style-name="P1">RIGT WING 3:</text:p>
      <text:p text:style-name="P1"/>
      <text:p text:style-name="P1"><text:tab/>x= <text:s text:c="2"/>8.74 m pos right.</text:p>
      <text:p text:style-name="P1"><text:tab/>y= <text:s text:c="2"/>1.37 m pos up.</text:p>
      <text:p text:style-name="P1"><text:tab/>z= <text:s text:c="2"/>0.40 m pos aft.</text:p>
      <text:p text:style-name="P1"/>
      <text:p text:style-name="P1"><text:tab/>lift_local_path= <text:s text:c="4"/>0.4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-0.9699 <text:s/>0.2434 -0.0039</text:p>
      <text:p text:style-name="P1"><text:tab/>drag vector xyz=-0.0042 -0.0007 <text:s/>1.0000</text:p>
      <text:p text:style-name="P1"><text:tab/>side vector xyz= 0.2434 <text:s/>0.9699 <text:s/>0.001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3</text:p>
      <text:p text:style-name="P1"><text:tab/>f_axil= <text:s text:c="2"/>171.0 N, pos aft, <text:s text:c="3"/>L= <text:s text:c="4"/>4.3 N-m, pos right</text:p>
      <text:p text:style-name="P1"><text:tab/>f_side= <text:s text:c="3"/>-3.0 N, pos right, <text:s/>M= -1136.5 N-m, pos up</text:p>
      <text:p text:style-name="P1"><text:tab/>f_nrml= <text:s/>6235.7 N, pos up, <text:s text:c="4"/>N= <text:s text:c="2"/>-29.3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H STAB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0.57 m, pos right from CG</text:p>
      <text:p text:style-name="P1"><text:tab/>element y= <text:s text:c="2"/>1.06 m, pos up <text:s text:c="3"/>from CG</text:p>
      <text:p text:style-name="P1"><text:tab/>element z= <text:s text:c="2"/>3.72 m, pos aft <text:s text:c="2"/>from CG</text:p>
      <text:p text:style-name="P1"/>
      <text:p text:style-name="P1"><text:tab/>infinite flow speed is vx of <text:s text:c="2"/>-0.1 vy of <text:s text:c="2"/>-0.1 vz of <text:s text:c="2"/>29.6 m/s in aircraft body coordinates</text:p>
      <text:p text:style-name="P1"><text:tab/>DOWNWASH from LEFT WING 1 el #0 is <text:s text:c="3"/>3.8 deg, at v= <text:s/>29.6 m/s for vertical delta= <text:s/>-1.97 m/s</text:p>
      <text:p text:style-name="P1"><text:tab/>So speed is changed to vx= <text:s/>-0.1 vy= <text:s/>-2.1 vz= <text:s/>29.6 m/s</text:p>
      <text:p text:style-name="P1"><text:tab/>So final speed is vx= <text:s/>-0.1 vy= <text:s/>-2.1 vz= <text:s/>29.6 m/s in the aircraft axis coordinate system</text:p>
      <text:p text:style-name="P1"/>
      <text:p text:style-name="P1"><text:tab/>alpha of the wing plane <text:s text:c="3"/>: <text:s text:c="2"/>-4.0</text:p>
      <text:p text:style-name="P1"><text:tab/>incidence <text:s text:c="17"/>: <text:s text:c="2"/>-3.0</text:p>
      <text:p text:style-name="P1"><text:tab/>incidence increase <text:s text:c="8"/>: <text:s text:c="3"/>0.0</text:p>
      <text:p text:style-name="P1"><text:tab/>geometric alpha <text:s text:c="11"/>: <text:s text:c="2"/>-7.0</text:p>
      <text:p text:style-name="P1"><text:tab/>v for forces <text:s text:c="14"/>: <text:s text:c="2"/>29.6 (based on effective sweep of <text:s text:c="2"/>-4.0 deg)</text:p>
      <text:p text:style-name="P1"/>
      <text:p text:style-name="P1"/>
      <text:p text:style-name="P1"><text:s text:c="3"/>ELEVATOR #1: crat= 0.4000, def= <text:s/>-4.8 deg: (pos down or extended, neg up)</text:p>
      <text:p text:style-name="P1"><text:tab/>dx_te = 0.9986</text:p>
      <text:p text:style-name="P1"><text:tab/>dy_te =-0.0335</text:p>
      <text:p text:style-name="P1"><text:tab/>al_inc=-1.5375</text:p>
      <text:p text:style-name="P1"><text:tab/>cl inc=-0.2025</text:p>
      <text:p text:style-name="P1"><text:tab/>cd inc= 0.0001</text:p>
      <text:p text:style-name="P1"><text:tab/>cm inc= 0.1114</text:p>
      <text:p text:style-name="P1"><text:tab/>Effective alpha increased <text:s text:c="2"/>-1.5 deg by all combined lift-incrementation devices up to final geo alpha of <text:s text:c="2"/>-8.6 deg</text:p>
      <text:p text:style-name="P1"/>
      <text:p text:style-name="P1"/>
      <text:p text:style-name="P1"><text:tab/>AR= 4.1097, e= 0.9878, ls_D_ls0= 0.6900, al_D_al0= 0.7767, cl_D_cl0= 0.8884</text:p>
      <text:p text:style-name="P1"/>
      <text:p text:style-name="P1">root lo Reynolds number: Aircraft/Extra Aircraft/ASG29_B21/airfoils/NACA 0012 (symmetrical).afl, coefficient lookup, I have 1 Reynolds numbers available, and am using table #0</text:p>
      <text:p text:style-name="P1"><text:tab/>That's the table for Re= 3.0000 million, with flight Re= 0.6971 million</text:p>
      <text:p text:style-name="P1"><text:tab/>alpha airflow= <text:s/>-8.6, alpha zero-lift= <text:s/>-0.0, finite wing alpha multiplier= 0.7767, slat alpha divisor= 1.0000, alpha lookup= <text:s/>-6.7</text:p>
      <text:p text:style-name="P1"><text:tab/>Cl lookup: -0.7986</text:p>
      <text:p text:style-name="P1"><text:tab/>Cd lookup: <text:s/>0.0081</text:p>
      <text:p text:style-name="P1"><text:tab/>Cm lookup: <text:s/>0.0000</text:p>
      <text:p text:style-name="P1"/>
      <text:p text:style-name="P1">tip lo Reynolds number: Aircraft/Extra Aircraft/ASG29_B21/airfoils/NACA 0009 (symmetrical).afl, coefficient lookup, I have 1 Reynolds numbers available, and am using table #0</text:p>
      <text:p text:style-name="P1"><text:tab/>That's the table for Re= 6.0000 million, with flight Re= 0.6971 million</text:p>
      <text:p text:style-name="P1"><text:tab/>alpha airflow= <text:s/>-8.6, alpha zero-lift= <text:s/>-0.0, finite wing alpha multiplier= 0.7767, slat alpha divisor= 1.0000, alpha lookup= <text:s/>-6.7</text:p>
      <text:p text:style-name="P1"><text:tab/>Cl lookup: -0.6988</text:p>
      <text:p text:style-name="P1"><text:tab/>Cd lookup: <text:s/>0.0074</text:p>
      <text:p text:style-name="P1"><text:tab/>Cm lookup: <text:s/>0.0000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3.0000 <text:s/>6.0000 |</text:p>
      <text:p text:style-name="P1"><text:tab/> <text:s text:c="19"/>reyno 2 <text:s text:c="4"/>3.0000 <text:s/>6.0000 |======&gt;with flight Re= 0.6971 million</text:p>
      <text:p text:style-name="P1"/>
      <text:p text:style-name="P1"><text:tab/>CL coeff summary: <text:s text:c="2"/>---------- -root --tip</text:p>
      <text:p text:style-name="P1"><text:tab/> <text:s text:c="19"/>reyno 1 <text:s text:c="3"/>-0.7986 -0.6988 |</text:p>
      <text:p text:style-name="P1"><text:tab/> <text:s text:c="19"/>reyno 2 <text:s text:c="3"/>-0.7986 -0.6988 |======&gt;resultant cl=-0.7487</text:p>
      <text:p text:style-name="P1"/>
      <text:p text:style-name="P1"><text:tab/>CD coeff summary: <text:s text:c="2"/>---------- -root --tip</text:p>
      <text:p text:style-name="P1"><text:tab/> <text:s text:c="19"/>reyno 1 <text:s text:c="4"/>0.0081 <text:s/>0.0074 |</text:p>
      <text:p text:style-name="P1"><text:tab/> <text:s text:c="19"/>reyno 2 <text:s text:c="4"/>0.0081 <text:s/>0.0074 |======&gt;resultant cd= 0.0077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adding control-effects cl <text:s text:c="2"/>of -0.2025 takes cl to -0.9512</text:p>
      <text:p text:style-name="P1"><text:tab/>adding control-effects cd <text:s text:c="2"/>of <text:s/>0.0001 takes cd to <text:s/>0.0079</text:p>
      <text:p text:style-name="P1"><text:tab/>adding control-effects cm <text:s text:c="2"/>of <text:s/>0.1114 takes cm to <text:s/>0.1114</text:p>
      <text:p text:style-name="P1"><text:tab/>finite-wing lift multiplier of <text:s/>0.8884 takes cl to -0.8450, OLD FLIGHT MODEL, MODDING CONTROL EFFECTS AS WELL. EXPERIMENTAL FLIGHT MODEL WILL PUT THIS BEFORE CONTROL EFFECTS</text:p>
      <text:p text:style-name="P1"><text:tab/>e of <text:s/>0.9878, geometric aspect ratio of <text:s/>4.1097, effective aspect ratio of <text:s/>4.1097, gives cdi of <text:s/>0.0564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-0.8481* <text:s/>0.3906* sqr( <text:s/>29.6) * <text:s/>1.1876 / 2 <text:s text:c="9"/>= <text:s/>-172.9 N</text:p>
      <text:p text:style-name="P1"><text:tab/>drag= 0.0643* <text:s/>0.3906* sqr( <text:s/>29.6) * <text:s/>1.1876 / 2 <text:s text:c="9"/>= <text:s text:c="3"/>13.1 N</text:p>
      <text:p text:style-name="P1"><text:tab/>momt= 0.1136* <text:s/>0.3906* sqr( <text:s/>29.6) * <text:s/>1.1876 / 2 * <text:s text:c="3"/>0.35= <text:s text:c="4"/>8.2 N-m</text:p>
      <text:p text:style-name="P1"/>
      <text:p text:style-name="P1">LEFT H STAB:</text:p>
      <text:p text:style-name="P1"/>
      <text:p text:style-name="P1"><text:tab/>x= <text:s/>-0.57 m pos right.</text:p>
      <text:p text:style-name="P1"><text:tab/>y= <text:s text:c="2"/>1.06 m pos up.</text:p>
      <text:p text:style-name="P1"><text:tab/>z= <text:s text:c="2"/>3.72 m pos aft.</text:p>
      <text:p text:style-name="P1"/>
      <text:p text:style-name="P1"><text:tab/>lift_local_path= <text:s/>-172.9 N pos up.</text:p>
      <text:p text:style-name="P1"><text:tab/>drag_local_path= <text:s text:c="3"/>13.1 N pos aft.</text:p>
      <text:p text:style-name="P1"><text:tab/>side_local_path= <text:s text:c="4"/>0.0 N pos right.</text:p>
      <text:p text:style-name="P1"/>
      <text:p text:style-name="P1"><text:tab/>lift vector xyz= 0.0049 <text:s/>0.9975 <text:s/>0.0701</text:p>
      <text:p text:style-name="P1"><text:tab/>drag vector xyz=-0.0033 -0.0701 <text:s/>0.9975</text:p>
      <text:p text:style-name="P1"><text:tab/>side vector xyz= 1.0000 -0.0051 <text:s/>0.0029</text:p>
      <text:p text:style-name="P1"><text:soft-page-break/></text:p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H STAB</text:p>
      <text:p text:style-name="P1"><text:tab/>f_axil= <text:s text:c="2"/>172.0 N, pos aft, <text:s text:c="3"/>L= <text:s text:c="2"/>-96.3 N-m, pos right</text:p>
      <text:p text:style-name="P1"><text:tab/>f_side= <text:s text:c="3"/>-3.9 N, pos right, <text:s/>M= <text:s/>-482.1 N-m, pos up</text:p>
      <text:p text:style-name="P1"><text:tab/>f_nrml= <text:s/>6062.3 N, pos up, <text:s text:c="4"/>N= <text:s text:c="2"/>-26.6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H STAB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0.57 m, pos right from CG</text:p>
      <text:p text:style-name="P1"><text:tab/>element y= <text:s text:c="2"/>1.06 m, pos up <text:s text:c="3"/>from CG</text:p>
      <text:p text:style-name="P1"><text:tab/>element z= <text:s text:c="2"/>3.72 m, pos aft <text:s text:c="2"/>from CG</text:p>
      <text:p text:style-name="P1"/>
      <text:p text:style-name="P1"><text:tab/>infinite flow speed is vx of <text:s text:c="2"/>-0.1 vy of <text:s text:c="2"/>-0.1 vz of <text:s text:c="2"/>29.6 m/s in aircraft body coordinates</text:p>
      <text:p text:style-name="P1"><text:tab/>DOWNWASH from RIGT WING 1 el #0 is <text:s text:c="3"/>3.8 deg, at v= <text:s/>29.6 m/s for vertical delta= <text:s/>-1.98 m/s</text:p>
      <text:p text:style-name="P1"><text:tab/>So speed is changed to vx= <text:s/>-0.1 vy= <text:s/>-2.1 vz= <text:s/>29.6 m/s</text:p>
      <text:p text:style-name="P1"><text:tab/>So final speed is vx= <text:s/>-0.1 vy= <text:s/>-2.1 vz= <text:s/>29.6 m/s in the aircraft axis coordinate system</text:p>
      <text:p text:style-name="P1"/>
      <text:p text:style-name="P1"><text:tab/>alpha of the wing plane <text:s text:c="3"/>: <text:s text:c="2"/>-4.0</text:p>
      <text:p text:style-name="P1"><text:tab/>incidence <text:s text:c="17"/>: <text:s text:c="2"/>-3.0</text:p>
      <text:p text:style-name="P1"><text:tab/>incidence increase <text:s text:c="8"/>: <text:s text:c="3"/>0.0</text:p>
      <text:p text:style-name="P1"><text:tab/>geometric alpha <text:s text:c="11"/>: <text:s text:c="2"/>-7.0</text:p>
      <text:p text:style-name="P1"><text:tab/>v for forces <text:s text:c="14"/>: <text:s text:c="2"/>29.7 (based on effective sweep of <text:s text:c="3"/>4.0 deg)</text:p>
      <text:p text:style-name="P1"/>
      <text:p text:style-name="P1"/>
      <text:p text:style-name="P1"><text:s text:c="3"/>ELEVATOR #1: crat= 0.4000, def= <text:s/>-4.8 deg: (pos down or extended, neg up)</text:p>
      <text:p text:style-name="P1"><text:tab/>dx_te = 0.9986</text:p>
      <text:p text:style-name="P1"><text:tab/>dy_te =-0.0335</text:p>
      <text:p text:style-name="P1"><text:tab/>al_inc=-1.5375</text:p>
      <text:p text:style-name="P1"><text:tab/>cl inc=-0.2025</text:p>
      <text:p text:style-name="P1"><text:tab/>cd inc= 0.0001</text:p>
      <text:p text:style-name="P1"><text:tab/>cm inc= 0.1113</text:p>
      <text:p text:style-name="P1"><text:tab/>Effective alpha increased <text:s text:c="2"/>-1.5 deg by all combined lift-incrementation devices up to final geo alpha of <text:s text:c="2"/>-8.6 deg</text:p>
      <text:p text:style-name="P1"/>
      <text:p text:style-name="P1"/>
      <text:p text:style-name="P1"><text:tab/>AR= 4.1097, e= 0.9878, ls_D_ls0= 0.6900, al_D_al0= 0.7767, cl_D_cl0= 0.8884</text:p>
      <text:p text:style-name="P1"/>
      <text:p text:style-name="P1">root lo Reynolds number: Aircraft/Extra Aircraft/ASG29_B21/airfoils/NACA 0012 (symmetrical).afl, coefficient lookup, I have 1 Reynolds numbers available, and am using table #0</text:p>
      <text:p text:style-name="P1"><text:tab/>That's the table for Re= 3.0000 million, with flight Re= 0.6973 million</text:p>
      <text:p text:style-name="P1"><text:tab/>alpha airflow= <text:s/>-8.6, alpha zero-lift= <text:s/>-0.0, finite wing alpha multiplier= 0.7767, slat alpha divisor= 1.0000, alpha lookup= <text:s/>-6.7</text:p>
      <text:p text:style-name="P1"><text:tab/>Cl lookup: -0.7994</text:p>
      <text:p text:style-name="P1"><text:tab/>Cd lookup: <text:s/>0.0081</text:p>
      <text:p text:style-name="P1"><text:tab/>Cm lookup: <text:s/>0.0000</text:p>
      <text:p text:style-name="P1"/>
      <text:p text:style-name="P1">tip lo Reynolds number: Aircraft/Extra Aircraft/ASG29_B21/airfoils/NACA 0009 (symmetrical).afl, coefficient lookup, I have 1 Reynolds numbers available, and am using table #0</text:p>
      <text:p text:style-name="P1"><text:tab/>That's the table for Re= 6.0000 million, with flight Re= 0.6973 million</text:p>
      <text:p text:style-name="P1"><text:tab/>alpha airflow= <text:s/>-8.6, alpha zero-lift= <text:s/>-0.0, finite wing alpha multiplier= 0.7767, slat alpha divisor= 1.0000, alpha lookup= <text:s/>-6.7</text:p>
      <text:p text:style-name="P1"><text:tab/>Cl lookup: -0.6995</text:p>
      <text:p text:style-name="P1"><text:tab/>Cd lookup: <text:s/>0.0074</text:p>
      <text:p text:style-name="P1"><text:tab/>Cm lookup: <text:s/>0.0000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3.0000 <text:s/>6.0000 |</text:p>
      <text:p text:style-name="P1"><text:tab/> <text:s text:c="19"/>reyno 2 <text:s text:c="4"/>3.0000 <text:s/>6.0000 |======&gt;with flight Re= 0.6973 million</text:p>
      <text:p text:style-name="P1"/>
      <text:p text:style-name="P1"><text:tab/>CL coeff summary: <text:s text:c="2"/>---------- -root --tip</text:p>
      <text:p text:style-name="P1"><text:tab/> <text:s text:c="19"/>reyno 1 <text:s text:c="3"/>-0.7994 -0.6995 |</text:p>
      <text:p text:style-name="P1"><text:tab/> <text:s text:c="19"/>reyno 2 <text:s text:c="3"/>-0.7994 -0.6995 |======&gt;resultant cl=-0.7494</text:p>
      <text:p text:style-name="P1"/>
      <text:p text:style-name="P1"><text:tab/>CD coeff summary: <text:s text:c="2"/>---------- -root --tip</text:p>
      <text:p text:style-name="P1"><text:tab/> <text:s text:c="19"/>reyno 1 <text:s text:c="4"/>0.0081 <text:s/>0.0074 |</text:p>
      <text:p text:style-name="P1"><text:tab/> <text:s text:c="19"/>reyno 2 <text:s text:c="4"/>0.0081 <text:s/>0.0074 |======&gt;resultant cd= 0.0077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adding control-effects cl <text:s text:c="2"/>of -0.2025 takes cl to -0.9519</text:p>
      <text:p text:style-name="P1"><text:tab/>adding control-effects cd <text:s text:c="2"/>of <text:s/>0.0001 takes cd to <text:s/>0.0079</text:p>
      <text:p text:style-name="P1"><text:tab/>adding control-effects cm <text:s text:c="2"/>of <text:s/>0.1113 takes cm to <text:s/>0.1113</text:p>
      <text:p text:style-name="P1"><text:tab/>finite-wing lift multiplier of <text:s/>0.8884 takes cl to -0.8456, OLD FLIGHT MODEL, MODDING CONTROL EFFECTS AS WELL. EXPERIMENTAL FLIGHT MODEL WILL PUT THIS BEFORE CONTROL EFFECTS</text:p>
      <text:p text:style-name="P1"><text:tab/>e of <text:s/>0.9878, geometric aspect ratio of <text:s/>4.1097, effective aspect ratio of <text:s/>4.1097, gives cdi of <text:s/>0.0565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-0.8488* <text:s/>0.3906* sqr( <text:s/>29.7) * <text:s/>1.1876 / 2 <text:s text:c="9"/>= <text:s/>-173.1 N</text:p>
      <text:p text:style-name="P1"><text:tab/>drag= 0.0644* <text:s/>0.3906* sqr( <text:s/>29.7) * <text:s/>1.1876 / 2 <text:s text:c="9"/>= <text:s text:c="3"/>13.1 N</text:p>
      <text:p text:style-name="P1"><text:tab/>momt= 0.1136* <text:s/>0.3906* sqr( <text:s/>29.7) * <text:s/>1.1876 / 2 * <text:s text:c="3"/>0.35= <text:s text:c="4"/>8.2 N-m</text:p>
      <text:p text:style-name="P1"/>
      <text:p text:style-name="P1">RIGT H STAB:</text:p>
      <text:p text:style-name="P1"/>
      <text:p text:style-name="P1"><text:tab/>x= <text:s text:c="2"/>0.57 m pos right.</text:p>
      <text:p text:style-name="P1"><text:tab/>y= <text:s text:c="2"/>1.06 m pos up.</text:p>
      <text:p text:style-name="P1"><text:tab/>z= <text:s text:c="2"/>3.72 m pos aft.</text:p>
      <text:p text:style-name="P1"/>
      <text:p text:style-name="P1"><text:tab/>lift_local_path= <text:s/>-173.1 N pos up.</text:p>
      <text:p text:style-name="P1"><text:tab/>drag_local_path= <text:s text:c="3"/>13.1 N pos aft.</text:p>
      <text:p text:style-name="P1"><text:tab/>side_local_path= <text:s text:c="4"/>0.0 N pos right.</text:p>
      <text:p text:style-name="P1"/>
      <text:p text:style-name="P1"><text:tab/>lift vector xyz=-0.0049 <text:s/>0.9975 <text:s/>0.0703</text:p>
      <text:p text:style-name="P1"><text:tab/>drag vector xyz=-0.0033 -0.0703 <text:s/>0.9975</text:p>
      <text:p text:style-name="P1"><text:tab/>side vector xyz= 1.0000 <text:s/>0.0046 <text:s/>0.0036</text:p>
      <text:p text:style-name="P1"><text:soft-page-break/></text:p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H STAB</text:p>
      <text:p text:style-name="P1"><text:tab/>f_axil= <text:s text:c="2"/>172.9 N, pos aft, <text:s text:c="3"/>L= <text:s text:c="4"/>4.3 N-m, pos right</text:p>
      <text:p text:style-name="P1"><text:tab/>f_side= <text:s text:c="3"/>-3.1 N, pos right, <text:s/>M= <text:s text:c="2"/>173.1 N-m, pos up</text:p>
      <text:p text:style-name="P1"><text:tab/>f_nrml= <text:s/>5888.8 N, pos up, <text:s text:c="4"/>N= <text:s text:c="2"/>-29.0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VERT STAB 1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0.00 m, pos right from CG</text:p>
      <text:p text:style-name="P1"><text:tab/>element y= <text:s text:c="2"/>0.45 m, pos up <text:s text:c="3"/>from CG</text:p>
      <text:p text:style-name="P1"><text:tab/>element z= <text:s text:c="2"/>3.64 m, pos aft <text:s text:c="2"/>from CG</text:p>
      <text:p text:style-name="P1"/>
      <text:p text:style-name="P1"><text:tab/>infinite flow speed is vx of <text:s text:c="2"/>-0.1 vy of <text:s text:c="2"/>-0.1 vz of <text:s text:c="2"/>29.6 m/s in aircraft body coordinates</text:p>
      <text:p text:style-name="P1"><text:tab/>DOWNWASH from LEFT WING 1 el #0 is <text:s text:c="3"/>3.9 deg, at v= <text:s/>29.6 m/s for vertical delta= <text:s/>-2.04 m/s</text:p>
      <text:p text:style-name="P1"><text:tab/>So speed is changed to vx= <text:s/>-0.1 vy= <text:s/>-2.2 vz= <text:s/>29.6 m/s</text:p>
      <text:p text:style-name="P1"><text:tab/>WAKEWASH from LEFT WING 1 el #0 with cd= 0.0113, dy_chords= <text:s text:c="2"/>0.08, wake_width_chords= <text:s text:c="2"/>0.16, wake_deficit_at_center= 0.0520, wake_deficit_here= 0.0267, <text:s/>speed ratio= 0.9865</text:p>
      <text:p text:style-name="P1"><text:tab/>So speed is changed to vx= <text:s/>-0.1 vy= <text:s/>-2.1 vz= <text:s/>29.2 m/s</text:p>
      <text:p text:style-name="P1"><text:tab/>So final speed is vx= <text:s/>-0.1 vy= <text:s/>-2.1 vz= <text:s/>29.2 m/s in the aircraft axis coordinate system</text:p>
      <text:p text:style-name="P1"/>
      <text:p text:style-name="P1"><text:tab/>alpha of the wing plane <text:s text:c="3"/>: <text:s text:c="3"/>0.2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3"/>0.2</text:p>
      <text:p text:style-name="P1"><text:tab/>v for forces <text:s text:c="14"/>: <text:s text:c="2"/>29.2 (based on effective sweep of <text:s text:c="3"/>9.9 deg)</text:p>
      <text:p text:style-name="P1"/>
      <text:p text:style-name="P1"/>
      <text:p text:style-name="P1"><text:s text:c="3"/>RUDDER #1: crat= 0.3000, def= <text:s text:c="2"/>0.1 deg: (pos down or extended, neg up)</text:p>
      <text:p text:style-name="P1"><text:tab/>dx_te = 1.0000</text:p>
      <text:p text:style-name="P1"><text:tab/>dy_te = 0.0004</text:p>
      <text:p text:style-name="P1"><text:tab/>al_inc= 0.0166</text:p>
      <text:p text:style-name="P1"><text:tab/>cl inc= 0.0030</text:p>
      <text:p text:style-name="P1"><text:tab/>cd inc= 0.0000</text:p>
      <text:p text:style-name="P1"><text:tab/>cm inc=-0.0018</text:p>
      <text:p text:style-name="P1"><text:tab/>Effective alpha increased <text:s text:c="3"/>0.0 deg by all combined lift-incrementation devices up to final geo alpha of <text:s text:c="3"/>0.2 deg</text:p>
      <text:p text:style-name="P1"/>
      <text:p text:style-name="P1"/>
      <text:p text:style-name="P1"><text:tab/>AR= 4.1097, e= 0.9878, ls_D_ls0= 0.6900, al_D_al0= 0.7767, cl_D_cl0= 0.8884</text:p>
      <text:p text:style-name="P1"/>
      <text:p text:style-name="P1">root lo Reynolds number: Aircraft/Extra Aircraft/ASG29_B21/airfoils/NACA 64(2)-015_3m.afl, coefficient lookup, I have 1 Reynolds numbers available, and am using table #0</text:p>
      <text:p text:style-name="P1"><text:tab/>That's the table for Re= 3.0000 million, with flight Re= 1.5645 million</text:p>
      <text:p text:style-name="P1"><text:tab/>alpha airflow= <text:s text:c="2"/>0.2, alpha zero-lift= <text:s/>-0.0, finite wing alpha multiplier= 0.7767, slat alpha divisor= 1.0000, alpha lookup= <text:s text:c="2"/>0.2</text:p>
      <text:p text:style-name="P1"><text:tab/>Cl lookup: <text:s/>0.0150</text:p>
      <text:p text:style-name="P1"><text:tab/>Cd lookup: <text:s/>0.0054</text:p>
      <text:p text:style-name="P1"><text:tab/>Cm lookup: <text:s/>0.0000</text:p>
      <text:p text:style-name="P1"/>
      <text:p text:style-name="P1">root hi Reynolds number: Aircraft/Extra Aircraft/ASG29_B21/airfoils/NACA 64(2)-015_9m.afl, coefficient lookup, I have 1 Reynolds numbers available, and am using table #0</text:p>
      <text:p text:style-name="P1"><text:tab/>That's the table for Re= 9.0000 million, with flight Re= 1.5645 million</text:p>
      <text:p text:style-name="P1"><text:tab/>alpha airflow= <text:s text:c="2"/>0.2, alpha zero-lift= <text:s/>-0.0, finite wing alpha multiplier= 0.7767, slat alpha divisor= 1.0000, alpha lookup= <text:s text:c="2"/>0.2</text:p>
      <text:p text:style-name="P1"><text:tab/>Cl lookup: <text:s/>0.0150</text:p>
      <text:p text:style-name="P1"><text:tab/>Cd lookup: <text:s/>0.0046</text:p>
      <text:p text:style-name="P1"><text:tab/>Cm lookup: <text:s/>0.0000</text:p>
      <text:p text:style-name="P1"/>
      <text:p text:style-name="P1">tip hi Reynolds number: Aircraft/Extra Aircraft/ASG29_B21/airfoils/NACA 64(2)-015_9m.afl, coefficient lookup, I have 1 Reynolds numbers available, and am using table #0</text:p>
      <text:p text:style-name="P1"><text:tab/>That's the table for Re= 9.0000 million, with flight Re= 1.5645 million</text:p>
      <text:p text:style-name="P1"><text:tab/>alpha airflow= <text:s text:c="2"/>0.2, alpha zero-lift= <text:s/>-0.0, finite wing alpha multiplier= 0.7767, slat alpha divisor= 1.0000, alpha lookup= <text:s text:c="2"/>0.2</text:p>
      <text:p text:style-name="P1"><text:tab/>Cl lookup: <text:s/>0.0150</text:p>
      <text:p text:style-name="P1"><text:tab/>Cd lookup: <text:s/>0.0046</text:p>
      <text:p text:style-name="P1"><text:tab/>Cm lookup: <text:s/>0.0000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3.0000 <text:s/>3.0000 |</text:p>
      <text:p text:style-name="P1"><text:tab/> <text:s text:c="19"/>reyno 2 <text:s text:c="4"/>9.0000 <text:s/>9.0000 |======&gt;with flight Re= 1.5645 million</text:p>
      <text:p text:style-name="P1"/>
      <text:p text:style-name="P1"><text:tab/>CL coeff summary: <text:s text:c="2"/>---------- -root --tip</text:p>
      <text:p text:style-name="P1"><text:tab/> <text:s text:c="19"/>reyno 1 <text:s text:c="4"/>0.0150 <text:s/>0.0150 |</text:p>
      <text:p text:style-name="P1"><text:tab/> <text:s text:c="19"/>reyno 2 <text:s text:c="4"/>0.0150 <text:s/>0.0150 |======&gt;resultant cl= 0.0150</text:p>
      <text:p text:style-name="P1"/>
      <text:p text:style-name="P1"><text:tab/>CD coeff summary: <text:s text:c="2"/>---------- -root --tip</text:p>
      <text:p text:style-name="P1"><text:tab/> <text:s text:c="19"/>reyno 1 <text:s text:c="4"/>0.0054 <text:s/>0.0054 |</text:p>
      <text:p text:style-name="P1"><text:tab/> <text:s text:c="19"/>reyno 2 <text:s text:c="4"/>0.0046 <text:s/>0.0046 |======&gt;resultant cd= 0.0054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adding control-effects cl <text:s text:c="2"/>of <text:s/>0.0030 takes cl to <text:s/>0.0180</text:p>
      <text:p text:style-name="P1"><text:tab/>adding control-effects cd <text:s text:c="2"/>of <text:s/>0.0000 takes cd to <text:s/>0.0054</text:p>
      <text:p text:style-name="P1"><text:tab/>adding control-effects cm <text:s text:c="2"/>of -0.0018 takes cm to -0.0018</text:p>
      <text:p text:style-name="P1"><text:tab/>finite-wing lift multiplier of <text:s/>0.8884 takes cl to <text:s/>0.0160, OLD FLIGHT MODEL, MODDING CONTROL EFFECTS AS WELL. EXPERIMENTAL FLIGHT MODEL WILL PUT THIS BEFORE CONTROL EFFECTS</text:p>
      <text:p text:style-name="P1"><text:tab/>e of <text:s/>0.9878, geometric aspect ratio of <text:s/>4.1097, effective aspect ratio of <text:s/>4.1097, gives cdi of <text:s/>0.0000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0160* <text:s/>0.9612* sqr( <text:s/>29.2) * <text:s/>1.1876 / 2 <text:s text:c="9"/>= <text:s text:c="4"/>7.8 N</text:p>
      <text:p text:style-name="P1"><text:tab/>drag= 0.0054* <text:s/>0.9612* sqr( <text:s/>29.2) * <text:s/>1.1876 / 2 <text:s text:c="9"/>= <text:s text:c="4"/>2.6 N</text:p>
      <text:p text:style-name="P1"><text:tab/>momt=-0.0018* <text:s/>0.9612* sqr( <text:s/>29.2) * <text:s/>1.1876 / 2 * <text:s text:c="3"/>0.81= <text:s text:c="3"/>-0.7 N-m</text:p>
      <text:p text:style-name="P1"/>
      <text:p text:style-name="P1">VERT STAB 1:</text:p>
      <text:p text:style-name="P1"/>
      <text:p text:style-name="P1"><text:soft-page-break/><text:tab/>x= <text:s/>-0.00 m pos right.</text:p>
      <text:p text:style-name="P1"><text:tab/>y= <text:s text:c="2"/>0.45 m pos up.</text:p>
      <text:p text:style-name="P1"><text:tab/>z= <text:s text:c="2"/>3.64 m pos aft.</text:p>
      <text:p text:style-name="P1"/>
      <text:p text:style-name="P1"><text:tab/>lift_local_path= <text:s text:c="4"/>7.8 N pos up.</text:p>
      <text:p text:style-name="P1"><text:tab/>drag_local_path= <text:s text:c="4"/>2.6 N pos aft.</text:p>
      <text:p text:style-name="P1"><text:tab/>side_local_path= <text:s text:c="4"/>0.0 N pos right.</text:p>
      <text:p text:style-name="P1"/>
      <text:p text:style-name="P1"><text:tab/>lift vector xyz=-1.0000 <text:s/>0.0005 -0.0031</text:p>
      <text:p text:style-name="P1"><text:tab/>drag vector xyz=-0.0031 -0.0725 <text:s/>0.9974</text:p>
      <text:p text:style-name="P1"><text:tab/>side vector xyz= 0.0003 <text:s/>0.9974 <text:s/>0.0725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VERT STAB 1</text:p>
      <text:p text:style-name="P1"><text:tab/>f_axil= <text:s text:c="2"/>175.5 N, pos aft, <text:s text:c="3"/>L= <text:s text:c="4"/>0.8 N-m, pos right</text:p>
      <text:p text:style-name="P1"><text:tab/>f_side= <text:s text:c="2"/>-10.9 N, pos right, <text:s/>M= <text:s text:c="2"/>174.9 N-m, pos up</text:p>
      <text:p text:style-name="P1"><text:tab/>f_nrml= <text:s/>5888.6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Now to find aspect-ratio multiplier for LEFT WING 1:</text:p>
      <text:p text:style-name="P1"><text:s text:c="3"/>el # 0, clQ= <text:s/>1297.9, el arm= <text:s text:c="2"/>0.50, clQ_total= <text:s/>1297.9, clQ_x_arm= <text:s text:c="2"/>648.9</text:p>
      <text:p text:style-name="P1"><text:s text:c="6"/>loc= 0.5000, AR_mult= 1.0000</text:p>
      <text:p text:style-name="P1"/>
      <text:p text:style-name="P1">Now to find aspect-ratio multiplier for RIGT WING 1:</text:p>
      <text:p text:style-name="P1"><text:s text:c="3"/>el # 0, clQ= <text:s/>1306.7, el arm= <text:s text:c="2"/>0.50, clQ_total= <text:s/>1306.7, clQ_x_arm= <text:s text:c="2"/>653.3</text:p>
      <text:p text:style-name="P1"><text:s text:c="6"/>loc= 0.5000, AR_mult= 1.0000</text:p>
      <text:p text:style-name="P1"/>
      <text:p text:style-name="P1">Now to find aspect-ratio multiplier for LEFT WING 2:</text:p>
      <text:p text:style-name="P1"><text:s text:c="3"/>el # 0, clQ= <text:s text:c="2"/>445.4, el arm= <text:s text:c="2"/>0.50, clQ_total= <text:s text:c="2"/>445.4, clQ_x_arm= <text:s text:c="2"/>222.7</text:p>
      <text:p text:style-name="P1"><text:s text:c="6"/>loc= 0.5000, AR_mult= 1.0000</text:p>
      <text:p text:style-name="P1"/>
      <text:p text:style-name="P1">Now to find aspect-ratio multiplier for RIGT WING 2:</text:p>
      <text:p text:style-name="P1"><text:s text:c="3"/>el # 0, clQ= <text:s text:c="2"/>434.1, el arm= <text:s text:c="2"/>0.50, clQ_total= <text:s text:c="2"/>434.1, clQ_x_arm= <text:s text:c="2"/>217.1</text:p>
      <text:p text:style-name="P1"><text:s text:c="6"/>loc= 0.5000, AR_mult= 1.0000</text:p>
      <text:p text:style-name="P1"/>
      <text:p text:style-name="P1">Now to find aspect-ratio multiplier for LEFT WING 3:</text:p>
      <text:p text:style-name="P1"><text:s text:c="3"/>el # 0, clQ= <text:s text:c="3"/>25.0, el arm= <text:s text:c="2"/>0.50, clQ_total= <text:s text:c="3"/>25.0, clQ_x_arm= <text:s text:c="3"/>12.5</text:p>
      <text:p text:style-name="P1"><text:s text:c="3"/>el # 1, clQ= <text:s text:c="3"/>25.3, el arm= <text:s text:c="2"/>1.50, clQ_total= <text:s text:c="3"/>50.2, clQ_x_arm= <text:s text:c="3"/>50.4</text:p>
      <text:p text:style-name="P1"><text:s text:c="6"/>loc= 0.5015, AR_mult= 0.9985</text:p>
      <text:p text:style-name="P1"/>
      <text:p text:style-name="P1">Now to find aspect-ratio multiplier for RIGT WING 3:</text:p>
      <text:p text:style-name="P1"><text:s text:c="3"/>el # 0, clQ= <text:s text:c="3"/>16.7, el arm= <text:s text:c="2"/>0.50, clQ_total= <text:s text:c="3"/>16.7, clQ_x_arm= <text:s text:c="4"/>8.3</text:p>
      <text:p text:style-name="P1"><text:s text:c="3"/>el # 1, clQ= <text:s text:c="3"/>17.0, el arm= <text:s text:c="2"/>1.50, clQ_total= <text:s text:c="3"/>33.7, clQ_x_arm= <text:s text:c="3"/>33.8</text:p>
      <text:p text:style-name="P1"><text:s text:c="6"/>loc= 0.5022, AR_mult= 0.9978</text:p>
      <text:p text:style-name="P1"/>
      <text:p text:style-name="P1">Now to find aspect-ratio multiplier for LEFT H STAB:</text:p>
      <text:p text:style-name="P1"><text:s text:c="3"/>el # 0, clQ= <text:s text:c="2"/>745.3, el arm= <text:s text:c="2"/>0.50, clQ_total= <text:s text:c="2"/>745.3, clQ_x_arm= <text:s text:c="2"/>372.6</text:p>
      <text:p text:style-name="P1"><text:s text:c="6"/>loc= 0.5000, AR_mult= 1.0000</text:p>
      <text:p text:style-name="P1"/>
      <text:p text:style-name="P1">Now to find aspect-ratio multiplier for RIGT H STAB:</text:p>
      <text:p text:style-name="P1"><text:s text:c="3"/>el # 0, clQ= <text:s text:c="2"/>746.2, el arm= <text:s text:c="2"/>0.50, clQ_total= <text:s text:c="2"/>746.2, clQ_x_arm= <text:s text:c="2"/>373.1</text:p>
      <text:p text:style-name="P1"><text:s text:c="6"/>loc= 0.5000, AR_mult= 1.0000</text:p>
      <text:p text:style-name="P1"/>
      <text:p text:style-name="P1">Now to find aspect-ratio multiplier for VERT STAB 1:</text:p>
      <text:p text:style-name="P1"><text:s text:c="3"/>el # 0, clQ= <text:s text:c="3"/>13.6, el arm= <text:s text:c="2"/>0.50, clQ_total= <text:s text:c="3"/>13.7, clQ_x_arm= <text:s text:c="4"/>6.8</text:p>
      <text:p text:style-name="P1"><text:s text:c="6"/>loc= 0.5000, AR_mult= 1.0000</text:p>
      <text:p text:style-name="P1"/>
      <text:p text:style-name="P1"/>
      <text:p text:style-name="P2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FUSELAGE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lat arm of centroid from acf ref= <text:s text:c="2"/>0.00 m pos right</text:p>
      <text:p text:style-name="P1"><text:tab/>vrt arm of centroid from acf ref= <text:s/>-0.06 m pos up</text:p>
      <text:p text:style-name="P1"><text:tab/>lon arm of centroid from acf ref= <text:s text:c="2"/>0.03 m pos aft, for vertical force with alpha, with arm running from <text:s text:c="3"/>0.03 at 0 alpha to <text:s text:c="3"/>0.03 at 90 alpha, currently <text:s text:c="2"/>-0.2 alpha</text:p>
      <text:p text:style-name="P1"><text:tab/>lon arm of centroid from acf ref= <text:s text:c="2"/>0.03 m pos aft, for vertical force with beta , with arm running from <text:s text:c="3"/>0.03 at 0 beta <text:s/>to <text:s text:c="3"/>0.03 at 90 beta , currently <text:s text:c="2"/>-0.2 beta </text:p>
      <text:p text:style-name="P1"/>
      <text:p text:style-name="P1"><text:tab/>body front area <text:s text:c="16"/>= 0.4293 square meters</text:p>
      <text:p text:style-name="P1"><text:tab/>body side <text:s/>area for side force <text:s/>= 2.4606 square meters</text:p>
      <text:p text:style-name="P1"><text:tab/>body top <text:s text:c="2"/>area for lift force <text:s/>= 2.0559 square meters</text:p>
      <text:p text:style-name="P1"/>
      <text:p text:style-name="P1"><text:tab/>infinite flow speed is vx of <text:s text:c="2"/>-0.1 vy of <text:s text:c="2"/>-0.1 vz of <text:s text:c="2"/>29.6 m/s in aircraft body coordinates</text:p>
      <text:p text:style-name="P1"><text:tab/>So final speed is vx= <text:s/>-0.1 vy= <text:s/>-0.1 vz= <text:s/>29.6 m/s in the aircraft axis coordinate system</text:p>
      <text:p text:style-name="P1"/>
      <text:p text:style-name="P1"><text:tab/>mach multiplication <text:s text:c="8"/>= 1.0038, part_cd= 0.0080, cd_cylinder= 1.0038</text:p>
      <text:p text:style-name="P1"><text:tab/>air attacking aft from ahead= <text:s/>29.6 m/s.</text:p>
      <text:p text:style-name="P1"><text:tab/>air attacking up from below = <text:s/>-0.1 m/s.</text:p>
      <text:p text:style-name="P1"><text:tab/>air attacking to the right <text:s/>= <text:s/>-0.1 m/s.</text:p>
      <text:p text:style-name="P1"><text:tab/>alph= <text:s/>-0.2</text:p>
      <text:p text:style-name="P1"><text:tab/>beta= <text:s/>-0.2</text:p>
      <text:p text:style-name="P1"><text:tab/>angl= <text:s text:c="2"/>0.3</text:p>
      <text:p text:style-name="P1"><text:tab/>cl vert=-0.0036, ref area of <text:s/>2.0559, v= <text:s/>29.6, rho= 1.1876, SUBSONIC body force= <text:s text:c="3"/>-3.9 N</text:p>
      <text:p text:style-name="P1"><text:tab/>cl side=-0.0035, ref area of <text:s/>2.4606, v= <text:s/>29.6, rho= 1.1876, SUBSONIC body force= <text:s text:c="3"/>-4.5 N</text:p>
      <text:p text:style-name="P1"><text:tab/>cd_frnt= 0.0081, ref area of <text:s/>0.4294, v= <text:s/>29.6, rho= 1.1876, SUBSONIC body force= <text:s text:c="4"/>1.8 N</text:p>
      <text:p text:style-name="P1"/>
      <text:p text:style-name="P1"><text:tab/>THIS BODY AT MACH= 0.0874</text:p>
      <text:p text:style-name="P1"><text:tab/>body drag force= <text:s text:c="4"/>1.8 N (is CD of <text:s/>0.0081 based on frontal area)</text:p>
      <text:p text:style-name="P1"><text:tab/>body side force= <text:s text:c="3"/>-4.5 N (is CL of -0.0035 based on side area)</text:p>
      <text:p text:style-name="P1"><text:tab/>body lift force= <text:s text:c="3"/>-3.9 N (is CL of -0.0036 based on top area)</text:p>
      <text:p text:style-name="P1"/>
      <text:p text:style-name="P1">LIFT at the centroid for alpha:</text:p>
      <text:p text:style-name="P1"/>
      <text:p text:style-name="P1"><text:tab/>x= <text:s text:c="2"/>0.00 m pos right.</text:p>
      <text:p text:style-name="P1"><text:tab/>y= <text:s/>-0.06 m pos up.</text:p>
      <text:p text:style-name="P1"><text:tab/>z= <text:s text:c="2"/>0.03 m pos aft.</text:p>
      <text:p text:style-name="P1"/>
      <text:p text:style-name="P1"><text:tab/>lift_local_path= <text:s text:c="3"/>-3.9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-0.0000 <text:s/>1.0000 <text:s/>0.0038</text:p>
      <text:p text:style-name="P1"><text:tab/>drag vector xyz=-0.0037 -0.0038 <text:s/>1.0000</text:p>
      <text:p text:style-name="P1"><text:tab/>side vector xyz= 1.0000 -0.0000 <text:s/>0.003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IFT at the centroid for alpha</text:p>
      <text:p text:style-name="P1"><text:tab/>f_axil= <text:s text:c="2"/>175.5 N, pos aft, <text:s text:c="3"/>L= <text:s text:c="4"/>0.8 N-m, pos right</text:p>
      <text:p text:style-name="P1"><text:tab/>f_side= <text:s text:c="2"/>-10.9 N, pos right, <text:s/>M= <text:s text:c="2"/>175.1 N-m, pos up</text:p>
      <text:p text:style-name="P1"><text:tab/>f_nrml= <text:s/>5884.7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>SIDE at the centroid for beta:</text:p>
      <text:p text:style-name="P1"/>
      <text:p text:style-name="P1"><text:tab/>x= <text:s text:c="2"/>0.00 m pos right.</text:p>
      <text:p text:style-name="P1"><text:tab/>y= <text:s/>-0.06 m pos up.</text:p>
      <text:p text:style-name="P1"><text:tab/>z= <text:s text:c="2"/>0.03 m pos aft.</text:p>
      <text:p text:style-name="P1"/>
      <text:p text:style-name="P1"><text:tab/>lift_local_path= <text:s text:c="4"/>0.0 N pos up.</text:p>
      <text:p text:style-name="P1"><text:tab/>drag_local_path= <text:s text:c="4"/>0.0 N pos aft.</text:p>
      <text:p text:style-name="P1"><text:tab/>side_local_path= <text:s text:c="3"/>-4.5 N pos right.</text:p>
      <text:p text:style-name="P1"/>
      <text:p text:style-name="P1"><text:tab/>lift vector xyz=-0.0000 <text:s/>1.0000 <text:s/>0.0038</text:p>
      <text:p text:style-name="P1"><text:tab/>drag vector xyz=-0.0037 -0.0038 <text:s/>1.0000</text:p>
      <text:p text:style-name="P1"><text:tab/>side vector xyz= 1.0000 -0.0000 <text:s/>0.003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SIDE at the centroid for beta</text:p>
      <text:p text:style-name="P1"><text:tab/>f_axil= <text:s text:c="2"/>175.5 N, pos aft, <text:s text:c="3"/>L= <text:s text:c="4"/>1.0 N-m, pos right</text:p>
      <text:p text:style-name="P1"><text:tab/>f_side= <text:s text:c="2"/>-15.4 N, pos right, <text:s/>M= <text:s text:c="2"/>175.1 N-m, pos up</text:p>
      <text:p text:style-name="P1"><text:tab/>f_nrml= <text:s/>5884.7 N, pos up, <text:s text:c="4"/>N= <text:s text:c="4"/>0.2 N-m, pos right</text:p>
      <text:p text:style-name="P1">----------------------------------------------------------------------------------------------------</text:p>
      <text:p text:style-name="P1"/>
      <text:p text:style-name="P1">DRAG at the aero centroid:</text:p>
      <text:p text:style-name="P1"/>
      <text:p text:style-name="P1"><text:tab/>x= <text:s text:c="2"/>0.00 m pos right.</text:p>
      <text:p text:style-name="P1"><text:tab/>y= <text:s/>-0.06 m pos up.</text:p>
      <text:p text:style-name="P1"><text:tab/>z= <text:s text:c="2"/>0.03 m pos aft.</text:p>
      <text:p text:style-name="P1"/>
      <text:p text:style-name="P1"><text:tab/>lift_local_path= <text:s text:c="4"/>0.0 N pos up.</text:p>
      <text:p text:style-name="P1"><text:tab/>drag_local_path= <text:s text:c="4"/>1.8 N pos aft.</text:p>
      <text:p text:style-name="P1"><text:tab/>side_local_path= <text:s text:c="4"/>0.0 N pos right.</text:p>
      <text:p text:style-name="P1"/>
      <text:p text:style-name="P1"><text:tab/>lift vector xyz=-0.0000 <text:s/>1.0000 <text:s/>0.0038</text:p>
      <text:p text:style-name="P1"><text:soft-page-break/><text:tab/>drag vector xyz=-0.0037 -0.0038 <text:s/>1.0000</text:p>
      <text:p text:style-name="P1"><text:tab/>side vector xyz= 1.0000 -0.0000 <text:s/>0.003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DRAG at the aero centroid</text:p>
      <text:p text:style-name="P1"><text:tab/>f_axil= <text:s text:c="2"/>177.3 N, pos aft, <text:s text:c="3"/>L= <text:s text:c="4"/>1.0 N-m, pos right</text:p>
      <text:p text:style-name="P1"><text:tab/>f_side= <text:s text:c="2"/>-15.4 N, pos right, <text:s/>M= <text:s text:c="2"/>175.0 N-m, pos up</text:p>
      <text:p text:style-name="P1"><text:tab/>f_nrml= <text:s/>5884.7 N, pos up, <text:s text:c="4"/>N= <text:s text:c="4"/>0.2 N-m, pos right</text:p>
      <text:p text:style-name="P1">----------------------------------------------------------------------------------------------------</text:p>
      <text:p text:style-name="P1"/>
      <text:p text:style-name="P1"/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Landing gear #2, deployed <text:s/>1.0000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STRUT area exposed (including actuating struts if retract)= 0.0000 square meters</text:p>
      <text:p text:style-name="P1"><text:tab/>TIRES area exposed (tire may be largely hidden by fairing)= 0.0334 square meters</text:p>
      <text:p text:style-name="P1"><text:tab/>DOORS area exposed (all gear doors, 0 for fixed-gear) <text:s text:c="4"/>= 0.0000 square meters</text:p>
      <text:p text:style-name="P1"><text:tab/>STRUT Cd <text:s text:c="49"/>= 0.0500</text:p>
      <text:p text:style-name="P1"><text:tab/>TIRES Cd <text:s text:c="49"/>= 0.2500</text:p>
      <text:p text:style-name="P1"><text:tab/>DOORS Cd <text:s text:c="49"/>= 0.0000</text:p>
      <text:p text:style-name="P1"><text:tab/>drag of exposed STRUT <text:s text:c="36"/>= <text:s text:c="4"/>0.0 N</text:p>
      <text:p text:style-name="P1"><text:tab/>drag of exposed TIRES <text:s text:c="36"/>= <text:s text:c="4"/>4.4 N</text:p>
      <text:p text:style-name="P1"><text:tab/>drag of exposed DOORS <text:s text:c="36"/>= <text:s text:c="4"/>0.0 N</text:p>
      <text:p text:style-name="P1"><text:tab/>drag of this gear from additional drag from Plane-Maker <text:s text:c="2"/>= <text:s text:c="4"/>0.0 N</text:p>
      <text:p text:style-name="P1"><text:tab/>X/Y/Z= <text:s text:c="2"/>0.00 <text:s text:c="2"/>-0.18 <text:s text:c="3"/>3.80 m</text:p>
      <text:p text:style-name="P1"/>
      <text:p text:style-name="P1">landing gear:</text:p>
      <text:p text:style-name="P1"/>
      <text:p text:style-name="P1"><text:tab/>x= <text:s text:c="2"/>0.00 m pos right.</text:p>
      <text:p text:style-name="P1"><text:tab/>y= <text:s/>-0.18 m pos up.</text:p>
      <text:p text:style-name="P1"><text:tab/>z= <text:s text:c="2"/>3.80 m pos aft.</text:p>
      <text:p text:style-name="P1"/>
      <text:p text:style-name="P1"><text:tab/>lift_local_path= <text:s text:c="4"/>0.0 N pos up.</text:p>
      <text:p text:style-name="P1"><text:tab/>drag_local_path= <text:s text:c="4"/>4.4 N pos aft.</text:p>
      <text:p text:style-name="P1"><text:tab/>side_local_path= <text:s text:c="4"/>0.0 N pos right.</text:p>
      <text:p text:style-name="P1"/>
      <text:p text:style-name="P1"><text:tab/>lift vector xyz=-0.0000 <text:s/>1.0000 <text:s/>0.0038</text:p>
      <text:p text:style-name="P1"><text:tab/>drag vector xyz=-0.0037 -0.0038 <text:s/>1.0000</text:p>
      <text:p text:style-name="P1"><text:tab/>side vector xyz= 1.0000 -0.0000 <text:s/>0.003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anding gear</text:p>
      <text:p text:style-name="P1"><text:tab/>f_axil= <text:s text:c="2"/>181.7 N, pos aft, <text:s text:c="3"/>L= <text:s text:c="4"/>1.0 N-m, pos right</text:p>
      <text:p text:style-name="P1"><text:tab/>f_side= <text:s text:c="2"/>-15.4 N, pos right, <text:s/>M= <text:s text:c="2"/>174.3 N-m, pos up</text:p>
      <text:p text:style-name="P1"><text:tab/>f_nrml= <text:s/>5884.7 N, pos up, <text:s text:c="4"/>N= <text:s text:c="4"/>0.3 N-m, pos right</text:p>
      <text:p text:style-name="P1">----------------------------------------------------------------------------------------------------</text:p>
      <text:p text:style-name="P1"/>
      <text:p text:style-name="P1"/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Landing gear #3, deployed <text:s/>1.0000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STRUT area exposed (including actuating struts if retract)= 0.0000 square meters</text:p>
      <text:p text:style-name="P1"><text:tab/>TIRES area exposed (tire may be largely hidden by fairing)= 0.0019 square meters</text:p>
      <text:p text:style-name="P1"><text:tab/>DOORS area exposed (all gear doors, 0 for fixed-gear) <text:s text:c="4"/>= 0.0000 square meters</text:p>
      <text:p text:style-name="P1"><text:tab/>STRUT Cd <text:s text:c="49"/>= 0.0500</text:p>
      <text:p text:style-name="P1"><text:tab/>TIRES Cd <text:s text:c="49"/>= 0.2500</text:p>
      <text:p text:style-name="P1"><text:tab/>DOORS Cd <text:s text:c="49"/>= 0.0000</text:p>
      <text:p text:style-name="P1"><text:tab/>drag of exposed STRUT <text:s text:c="36"/>= <text:s text:c="4"/>0.0 N</text:p>
      <text:p text:style-name="P1"><text:tab/>drag of exposed TIRES <text:s text:c="36"/>= <text:s text:c="4"/>0.2 N</text:p>
      <text:p text:style-name="P1"><text:tab/>drag of exposed DOORS <text:s text:c="36"/>= <text:s text:c="4"/>0.0 N</text:p>
      <text:p text:style-name="P1"><text:tab/>drag of this gear from additional drag from Plane-Maker <text:s text:c="2"/>= <text:s text:c="4"/>0.0 N</text:p>
      <text:p text:style-name="P1"><text:tab/>X/Y/Z= <text:s/>-8.87 <text:s text:c="3"/>0.44 <text:s text:c="2"/>-0.16 m</text:p>
      <text:p text:style-name="P1"/>
      <text:p text:style-name="P1">landing gear:</text:p>
      <text:p text:style-name="P1"/>
      <text:p text:style-name="P1"><text:tab/>x= <text:s/>-8.87 m pos right.</text:p>
      <text:p text:style-name="P1"><text:tab/>y= <text:s text:c="2"/>0.44 m pos up.</text:p>
      <text:p text:style-name="P1"><text:tab/>z= <text:s/>-0.16 m pos aft.</text:p>
      <text:p text:style-name="P1"/>
      <text:p text:style-name="P1"><text:tab/>lift_local_path= <text:s text:c="4"/>0.0 N pos up.</text:p>
      <text:p text:style-name="P1"><text:tab/>drag_local_path= <text:s text:c="4"/>0.2 N pos aft.</text:p>
      <text:p text:style-name="P1"><text:tab/>side_local_path= <text:s text:c="4"/>0.0 N pos right.</text:p>
      <text:p text:style-name="P1"/>
      <text:p text:style-name="P1"><text:tab/>lift vector xyz=-0.0000 <text:s/>1.0000 <text:s/>0.0038</text:p>
      <text:p text:style-name="P1"><text:tab/>drag vector xyz=-0.0037 -0.0038 <text:s/>1.0000</text:p>
      <text:p text:style-name="P1"><text:tab/>side vector xyz= 1.0000 -0.0000 <text:s/>0.003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anding gear</text:p>
      <text:p text:style-name="P1"><text:tab/>f_axil= <text:s text:c="2"/>181.9 N, pos aft, <text:s text:c="3"/>L= <text:s text:c="4"/>1.0 N-m, pos right</text:p>
      <text:p text:style-name="P1"><text:tab/>f_side= <text:s text:c="2"/>-15.4 N, pos right, <text:s/>M= <text:s text:c="2"/>174.4 N-m, pos up</text:p>
      <text:p text:style-name="P1"><text:tab/>f_nrml= <text:s/>5884.7 N, pos up, <text:s text:c="4"/>N= <text:s text:c="3"/>-1.9 N-m, pos right</text:p>
      <text:p text:style-name="P1">----------------------------------------------------------------------------------------------------</text:p>
      <text:p text:style-name="P1"/>
      <text:p text:style-name="P1"><text:soft-page-break/>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Landing gear #4, deployed <text:s/>1.0000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STRUT area exposed (including actuating struts if retract)= 0.0000 square meters</text:p>
      <text:p text:style-name="P1"><text:tab/>TIRES area exposed (tire may be largely hidden by fairing)= 0.0019 square meters</text:p>
      <text:p text:style-name="P1"><text:tab/>DOORS area exposed (all gear doors, 0 for fixed-gear) <text:s text:c="4"/>= 0.0000 square meters</text:p>
      <text:p text:style-name="P1"><text:tab/>STRUT Cd <text:s text:c="49"/>= 0.0500</text:p>
      <text:p text:style-name="P1"><text:tab/>TIRES Cd <text:s text:c="49"/>= 0.2500</text:p>
      <text:p text:style-name="P1"><text:tab/>DOORS Cd <text:s text:c="49"/>= 0.0000</text:p>
      <text:p text:style-name="P1"><text:tab/>drag of exposed STRUT <text:s text:c="36"/>= <text:s text:c="4"/>0.0 N</text:p>
      <text:p text:style-name="P1"><text:tab/>drag of exposed TIRES <text:s text:c="36"/>= <text:s text:c="4"/>0.2 N</text:p>
      <text:p text:style-name="P1"><text:tab/>drag of exposed DOORS <text:s text:c="36"/>= <text:s text:c="4"/>0.0 N</text:p>
      <text:p text:style-name="P1"><text:tab/>drag of this gear from additional drag from Plane-Maker <text:s text:c="2"/>= <text:s text:c="4"/>0.0 N</text:p>
      <text:p text:style-name="P1"><text:tab/>X/Y/Z= <text:s text:c="2"/>8.87 <text:s text:c="3"/>0.44 <text:s text:c="2"/>-0.16 m</text:p>
      <text:p text:style-name="P1"/>
      <text:p text:style-name="P1">landing gear:</text:p>
      <text:p text:style-name="P1"/>
      <text:p text:style-name="P1"><text:tab/>x= <text:s text:c="2"/>8.87 m pos right.</text:p>
      <text:p text:style-name="P1"><text:tab/>y= <text:s text:c="2"/>0.44 m pos up.</text:p>
      <text:p text:style-name="P1"><text:tab/>z= <text:s/>-0.16 m pos aft.</text:p>
      <text:p text:style-name="P1"/>
      <text:p text:style-name="P1"><text:tab/>lift_local_path= <text:s text:c="4"/>0.0 N pos up.</text:p>
      <text:p text:style-name="P1"><text:tab/>drag_local_path= <text:s text:c="4"/>0.2 N pos aft.</text:p>
      <text:p text:style-name="P1"><text:tab/>side_local_path= <text:s text:c="4"/>0.0 N pos right.</text:p>
      <text:p text:style-name="P1"/>
      <text:p text:style-name="P1"><text:tab/>lift vector xyz=-0.0000 <text:s/>1.0000 <text:s/>0.0038</text:p>
      <text:p text:style-name="P1"><text:tab/>drag vector xyz=-0.0037 -0.0038 <text:s/>1.0000</text:p>
      <text:p text:style-name="P1"><text:tab/>side vector xyz= 1.0000 -0.0000 <text:s/>0.0037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anding gear</text:p>
      <text:p text:style-name="P1"><text:tab/>f_axil= <text:s text:c="2"/>182.1 N, pos aft, <text:s text:c="3"/>L= <text:s text:c="4"/>1.0 N-m, pos right</text:p>
      <text:p text:style-name="P1"><text:tab/>f_side= <text:s text:c="2"/>-15.4 N, pos right, <text:s/>M= <text:s text:c="2"/>174.5 N-m, pos up</text:p>
      <text:p text:style-name="P1"><text:tab/>f_nrml= <text:s/>5884.7 N, pos up, <text:s text:c="4"/>N= <text:s text:c="4"/>0.3 N-m, pos right</text:p>
      <text:p text:style-name="P1">----------------------------------------------------------------------------------------------------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water skimming forces:</text:p>
      <text:p text:style-name="P1"><text:tab/>f_axil= <text:s text:c="2"/>182.1 N, pos aft, <text:s text:c="3"/>L= <text:s text:c="4"/>1.0 N-m, pos right</text:p>
      <text:p text:style-name="P1"><text:tab/>f_side= <text:s text:c="2"/>-15.4 N, pos right, <text:s/>M= <text:s text:c="2"/>174.5 N-m, pos up</text:p>
      <text:p text:style-name="P1"><text:tab/>f_nrml= <text:s/>5884.7 N, pos up, <text:s text:c="4"/>N= <text:s text:c="4"/>0.3 N-m, pos right</text:p>
      <text:p text:style-name="P1">----------------------------------------------------------------------------------------------------</text:p>
      <text:p text:style-name="P1"/>
      <text:p text:style-name="P1">I am adding mass for the jett load! Adding 200.0 kg, at long= <text:s/>-0.09 lat= <text:s text:c="2"/>0.00 vert= <text:s text:c="2"/>0.00, and changing the moments to:</text:p>
      <text:p text:style-name="P1"><text:tab/>L= <text:s text:c="4"/>0.0 N-m, pos right</text:p>
      <text:p text:style-name="P1"><text:tab/>M= <text:s/>-173.6 N-m, pos up</text:p>
      <text:p text:style-name="P1"><text:tab/>N= <text:s text:c="4"/>0.5 N-m, pos right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shifted mass forces:</text:p>
      <text:p text:style-name="P1"><text:tab/>f_axil= <text:s text:c="2"/>182.1 N, pos aft, <text:s text:c="3"/>L= <text:s text:c="4"/>1.0 N-m, pos right</text:p>
      <text:p text:style-name="P1"><text:tab/>f_side= <text:s text:c="2"/>-15.4 N, pos right, <text:s/>M= <text:s text:c="2"/>174.5 N-m, pos up</text:p>
      <text:p text:style-name="P1"><text:tab/>f_nrml= <text:s/>5884.7 N, pos up, <text:s text:c="4"/>N= <text:s text:c="4"/>0.3 N-m, pos right</text:p>
      <text:p text:style-name="P1">----------------------------------------------------------------------------------------------------</text:p>
      <text:p text:style-name="P1"/>
      <text:p text:style-name="P1">I am adding mass for the fuel! Adding 0.0 kg, at long= <text:s/>-2.23 lat= <text:s text:c="2"/>0.00 vert= <text:s/>-0.06, and changing the moments to:</text:p>
      <text:p text:style-name="P1"><text:tab/>L= <text:s text:c="3"/>-0.0 N-m, pos right</text:p>
      <text:p text:style-name="P1"><text:tab/>M= <text:s/>-173.7 N-m, pos up</text:p>
      <text:p text:style-name="P1"><text:tab/>N= <text:s text:c="4"/>0.5 N-m, pos right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fuel mass forces:</text:p>
      <text:p text:style-name="P1"><text:tab/>f_axil= <text:s text:c="2"/>182.1 N, pos aft, <text:s text:c="3"/>L= <text:s text:c="4"/>1.0 N-m, pos right</text:p>
      <text:p text:style-name="P1"><text:tab/>f_side= <text:s text:c="2"/>-15.4 N, pos right, <text:s/>M= <text:s text:c="2"/>174.5 N-m, pos up</text:p>
      <text:p text:style-name="P1"><text:tab/>f_nrml= <text:s/>5884.7 N, pos up, <text:s text:c="4"/>N= <text:s text:c="4"/>0.3 N-m, pos right</text:p>
      <text:p text:style-name="P1">----------------------------------------------------------------------------------------------------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engine sep mass forces:</text:p>
      <text:p text:style-name="P1"><text:tab/>f_axil= <text:s text:c="2"/>182.1 N, pos aft, <text:s text:c="3"/>L= <text:s text:c="4"/>1.0 N-m, pos right</text:p>
      <text:p text:style-name="P1"><text:tab/>f_side= <text:s text:c="2"/>-15.4 N, pos right, <text:s/>M= <text:s text:c="2"/>174.5 N-m, pos up</text:p>
      <text:p text:style-name="P1"><text:tab/>f_nrml= <text:s/>5884.7 N, pos up, <text:s text:c="4"/>N= <text:s text:c="4"/>0.3 N-m, pos right</text:p>
      <text:p text:style-name="P1">----------------------------------------------------------------------------------------------------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weapon mass forces:</text:p>
      <text:p text:style-name="P1"><text:tab/>f_axil= <text:s text:c="2"/>182.1 N, pos aft, <text:s text:c="3"/>L= <text:s text:c="4"/>1.0 N-m, pos right</text:p>
      <text:p text:style-name="P1"><text:soft-page-break/><text:tab/>f_side= <text:s text:c="2"/>-15.4 N, pos right, <text:s/>M= <text:s text:c="2"/>174.5 N-m, pos up</text:p>
      <text:p text:style-name="P1"><text:tab/>f_nrml= <text:s/>5884.7 N, pos up, <text:s text:c="4"/>N= <text:s text:c="4"/>0.3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2"><text:s text:c="2"/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GRAND TOTALS AT END OF FORCE AND MOMENT BUILD-UP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/>
      <text:p text:style-name="P1"/>
      <text:p text:style-name="P1">•••FINAL PROPULSIVE (ENGINE) FORCES, ALONG AIRCRAFT AXIS (pos aft/right/up)•••••••••••••••••••••••••</text:p>
      <text:p text:style-name="P1">f_side <text:s text:c="3"/>= <text:s text:c="4"/>0.0 N, pos right</text:p>
      <text:p text:style-name="P1">f_vertical= <text:s text:c="4"/>0.0 N, pos up</text:p>
      <text:p text:style-name="P1">f_axial <text:s text:c="2"/>= <text:s text:c="4"/>0.0 N, pos aft</text:p>
      <text:p text:style-name="P1"/>
      <text:p text:style-name="P1">L <text:s text:c="8"/>= <text:s text:c="4"/>0.0 N-m, pos right</text:p>
      <text:p text:style-name="P1">M <text:s text:c="8"/>= <text:s text:c="4"/>0.0 N-m, pos up</text:p>
      <text:p text:style-name="P1">N <text:s text:c="8"/>= <text:s text:c="4"/>0.0 N-m, pos right</text:p>
      <text:p text:style-name="P1"/>
      <text:p text:style-name="P1"/>
      <text:p text:style-name="P1">•••FINAL GEAR FORCES, ALONG AIRCRAFT AXIS (pos aft/right/up)••••••••••••••••••••••••••••••••••••••••</text:p>
      <text:p text:style-name="P1">f_side <text:s text:c="3"/>= <text:s text:c="4"/>0.0 N, pos right</text:p>
      <text:p text:style-name="P1">f_vertical= <text:s text:c="4"/>0.0 N, pos up</text:p>
      <text:p text:style-name="P1">f_axial <text:s text:c="2"/>= <text:s text:c="4"/>0.0 N, pos aft</text:p>
      <text:p text:style-name="P1"/>
      <text:p text:style-name="P1">L <text:s text:c="8"/>= <text:s text:c="4"/>0.0 N-m, pos right</text:p>
      <text:p text:style-name="P1">M <text:s text:c="8"/>= <text:s text:c="4"/>0.0 N-m, pos up</text:p>
      <text:p text:style-name="P1">N <text:s text:c="8"/>= <text:s text:c="4"/>0.0 N-m, pos right</text:p>
      <text:p text:style-name="P1"/>
      <text:p text:style-name="P1"/>
      <text:p text:style-name="P1">•••FINAL AERODYNAMIC FORCES, ALONG AIRCRAFT AXIS (pos aft/right/up)•••••••••••••••••••••••••••••••••</text:p>
      <text:p text:style-name="P1">f_side <text:s text:c="3"/>= <text:s text:c="2"/>-15.4 N, pos right</text:p>
      <text:p text:style-name="P1">f_vertical= <text:s/>5884.7 N, pos up</text:p>
      <text:p text:style-name="P1">f_axial <text:s text:c="2"/>= <text:s text:c="2"/>182.1 N, pos aft</text:p>
      <text:p text:style-name="P1"/>
      <text:p text:style-name="P1">L <text:s text:c="8"/>= <text:s text:c="4"/>1.0 N-m, pos right</text:p>
      <text:p text:style-name="P1">M <text:s text:c="8"/>= <text:s text:c="2"/>174.5 N-m, pos up</text:p>
      <text:p text:style-name="P1">N <text:s text:c="8"/>= <text:s text:c="4"/>0.3 N-m, pos right</text:p>
      <text:p text:style-name="P1"/>
      <text:p text:style-name="P1"/>
      <text:p text:style-name="P1">•••FINAL AERODYNAMIC FORCES, ALONG FLIGTH PATH AXIS (pos aft/right/up)••••••••••••••••••••••••••••••</text:p>
      <text:p text:style-name="P1">f_side <text:s text:c="3"/>= <text:s text:c="2"/>-14.7 N, pos right</text:p>
      <text:p text:style-name="P1">f_lift <text:s text:c="3"/>= <text:s/>5885.3 N, pos up</text:p>
      <text:p text:style-name="P1">f_drag <text:s text:c="3"/>= <text:s text:c="2"/>159.6 N, pos aft</text:p>
      <text:p text:style-name="P1"/>
      <text:p text:style-name="P1"/>
      <text:p text:style-name="P1">•••FINAL FORCES BEFORE ASSYMETRIC LOADING EFFECTS, ALONG AIRCRAFT AXIS (pos aft/right/up)•••••••••••</text:p>
      <text:p text:style-name="P1">f_side <text:s text:c="3"/>= <text:s text:c="2"/>-15.4 N, pos right</text:p>
      <text:p text:style-name="P1">f_vertical= <text:s/>5884.7 N, pos up</text:p>
      <text:p text:style-name="P1">f_axial <text:s text:c="2"/>= <text:s text:c="2"/>182.1 N, pos aft</text:p>
      <text:p text:style-name="P1"/>
      <text:p text:style-name="P1">L <text:s text:c="8"/>= <text:s text:c="4"/>1.0 N-m, pos right</text:p>
      <text:p text:style-name="P1">M <text:s text:c="8"/>= <text:s text:c="4"/>0.8 N-m, pos up</text:p>
      <text:p text:style-name="P1">N <text:s text:c="8"/>= <text:s text:c="4"/>0.7 N-m, pos right</text:p>
      <text:p text:style-name="P1"/>
      <text:p text:style-name="P1"/>
      <text:p text:style-name="P1">•••MASSES TO GET FROM FORCES TO ACCELERATIONS•••••••••••••••••••••••••••••••••••••••••••••••••••••••</text:p>
      <text:p text:style-name="P1">mass <text:s text:c="5"/>= <text:s text:c="2"/>599.2 kg (ice accretion will change mass and MI if present!</text:p>
      <text:p text:style-name="P1">roll <text:s/>MI <text:s/>= <text:s/>2616.6 kg-m-m... M/mi=accel in RADIANS per sec</text:p>
      <text:p text:style-name="P1">pitch MI <text:s/>= <text:s text:c="2"/>335.3 kg-m-m... M/mi=accel in RADIANS per sec</text:p>
      <text:p text:style-name="P1">yaw <text:s text:c="2"/>MI <text:s/>= <text:s text:c="2"/>233.3 kg-m-m... M/mi=accel in RADIANS per sec</text:p>
      <text:p text:style-name="P1"/>
      <text:p text:style-name="P1"/>
      <text:p text:style-name="P1">•••FINAL TOTAL LINEAR ACCELS, ALONG GLOBAL AXIS (pos south/east/up)•••••••••••••••••••••••••••••••••</text:p>
      <text:p text:style-name="P1">a_x= <text:s text:c="2"/>0.2 m/ss</text:p>
      <text:p text:style-name="P1">a_y= <text:s text:c="2"/>0.0 m/ss</text:p>
      <text:p text:style-name="P1">a_z= <text:s text:c="2"/>0.2 m/ss</text:p>
      <text:p text:style-name="P1"/>
      <text:p text:style-name="P1"/>
      <text:p text:style-name="P1">•••FINAL TOTAL ANGULAR ACCELS, ABOUT AIRCRAFT AXIS (pos right/up/right)•••••••••••••••••••••••••••••</text:p>
      <text:p text:style-name="P1">Pdot (roll) = <text:s text:c="2"/>0.0 deg/ss</text:p>
      <text:p text:style-name="P1">Qdot (pitch)= <text:s text:c="2"/>0.0 deg/ss</text:p>
      <text:p text:style-name="P1">Rdot (yaw) <text:s/>= <text:s text:c="2"/>0.0 deg/ss</text:p>
      <text:p text:style-name="P1"/>
      <text:p text:style-name="P1"/>
      <text:p text:style-name="P1">•••FINAL TOTAL LINEAR VELOCITIES, ALONG GLOBAL AXIS (pos south/east/up)•••••••••••••••••••••••••••••</text:p>
      <text:p text:style-name="P1">v_x= <text:s/>27.9 m/s</text:p>
      <text:p text:style-name="P1">v_y= <text:s/>-1.0 m/s</text:p>
      <text:p text:style-name="P1">v_z= -10.0 m/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4T09:56:11.187376851</dc:date>
    <meta:editing-duration>PT13M13S</meta:editing-duration>
    <meta:editing-cycles>2</meta:editing-cycles>
    <meta:generator>LibreOffice/6.0.7.3$Linux_X86_64 LibreOffice_project/00m0$Build-3</meta:generator>
    <meta:print-date>2019-10-14T09:47:45.671518672</meta:print-date>
    <meta:document-statistic meta:table-count="0" meta:image-count="0" meta:object-count="0" meta:page-count="21" meta:paragraph-count="1114" meta:word-count="8400" meta:character-count="66848" meta:non-whitespace-character-count="52363"/>
  </office:meta>
</office:document-meta>
</file>